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82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5.2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</text:p>
          </table:table-cell>
          <table:table-cell office:value-type="float" office:value="1099">
            <text:p>1099</text:p>
          </table:table-cell>
          <table:table-cell office:value-type="float" office:value="426">
            <text:p>426</text:p>
          </table:table-cell>
          <table:table-cell office:value-type="float" office:value="1890">
            <text:p>1890</text:p>
          </table:table-cell>
          <table:table-cell office:value-type="float" office:value="328709160">
            <text:p>328709160</text:p>
          </table:table-cell>
          <table:table-cell office:value-type="string">
            <text:p>0 h, 0 m, 0 s, 328 ms, 709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539">
            <text:p>539</text:p>
          </table:table-cell>
          <table:table-cell office:value-type="float" office:value="13327097">
            <text:p>13327097</text:p>
          </table:table-cell>
          <table:table-cell office:value-type="string">
            <text:p>0 h, 0 m, 0 s, 13 ms, 32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4678926">
            <text:p>4678926</text:p>
          </table:table-cell>
          <table:table-cell office:value-type="string">
            <text:p>0 h, 0 m, 0 s, 4 ms, 678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5761772">
            <text:p>5761772</text:p>
          </table:table-cell>
          <table:table-cell office:value-type="string">
            <text:p>0 h, 0 m, 0 s, 5 ms, 761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5">
            <text:p>485</text:p>
          </table:table-cell>
          <table:table-cell office:value-type="float" office:value="5919992">
            <text:p>5919992</text:p>
          </table:table-cell>
          <table:table-cell office:value-type="string">
            <text:p>0 h, 0 m, 0 s, 5 ms, 919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</text:p>
          </table:table-cell>
          <table:table-cell office:value-type="float" office:value="31519">
            <text:p>31519</text:p>
          </table:table-cell>
          <table:table-cell office:value-type="float" office:value="28870">
            <text:p>28870</text:p>
          </table:table-cell>
          <table:table-cell office:value-type="float" office:value="3756">
            <text:p>3756</text:p>
          </table:table-cell>
          <table:table-cell office:value-type="float" office:value="43980527508">
            <text:p>43980527508</text:p>
          </table:table-cell>
          <table:table-cell office:value-type="string">
            <text:p>0 h, 0 m, 43 s, 980 ms, 527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88">
            <text:p>2188</text:p>
          </table:table-cell>
          <table:table-cell office:value-type="float" office:value="18759104">
            <text:p>18759104</text:p>
          </table:table-cell>
          <table:table-cell office:value-type="string">
            <text:p>0 h, 0 m, 0 s, 18 ms, 759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11080224">
            <text:p>11080224</text:p>
          </table:table-cell>
          <table:table-cell office:value-type="string">
            <text:p>0 h, 0 m, 0 s, 11 ms, 8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5">
            <text:p>685</text:p>
          </table:table-cell>
          <table:table-cell office:value-type="float" office:value="4683470">
            <text:p>4683470</text:p>
          </table:table-cell>
          <table:table-cell office:value-type="string">
            <text:p>0 h, 0 m, 0 s, 4 ms, 68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97">
            <text:p>97</text:p>
          </table:table-cell>
          <table:table-cell office:value-type="float" office:value="1385">
            <text:p>1385</text:p>
          </table:table-cell>
          <table:table-cell office:value-type="float" office:value="1783331937">
            <text:p>1783331937</text:p>
          </table:table-cell>
          <table:table-cell office:value-type="string">
            <text:p>0 h, 0 m, 1 s, 783 ms, 331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139">
            <text:p>2139</text:p>
          </table:table-cell>
          <table:table-cell office:value-type="float" office:value="30921566">
            <text:p>30921566</text:p>
          </table:table-cell>
          <table:table-cell office:value-type="string">
            <text:p>0 h, 0 m, 0 s, 30 ms, 92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4773250">
            <text:p>4773250</text:p>
          </table:table-cell>
          <table:table-cell office:value-type="string">
            <text:p>0 h, 0 m, 0 s, 4 ms, 773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6548407">
            <text:p>16548407</text:p>
          </table:table-cell>
          <table:table-cell office:value-type="string">
            <text:p>0 h, 0 m, 0 s, 16 ms, 54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</text:p>
          </table:table-cell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office:value-type="float" office:value="707">
            <text:p>707</text:p>
          </table:table-cell>
          <table:table-cell office:value-type="float" office:value="15473917">
            <text:p>15473917</text:p>
          </table:table-cell>
          <table:table-cell office:value-type="string">
            <text:p>0 h, 0 m, 0 s, 15 ms, 47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843">
            <text:p>843</text:p>
          </table:table-cell>
          <table:table-cell office:value-type="float" office:value="8954313">
            <text:p>8954313</text:p>
          </table:table-cell>
          <table:table-cell office:value-type="string">
            <text:p>0 h, 0 m, 0 s, 8 ms, 95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209">
            <text:p>209</text:p>
          </table:table-cell>
          <table:table-cell office:value-type="float" office:value="1369">
            <text:p>1369</text:p>
          </table:table-cell>
          <table:table-cell office:value-type="float" office:value="2094375646">
            <text:p>2094375646</text:p>
          </table:table-cell>
          <table:table-cell office:value-type="string">
            <text:p>0 h, 0 m, 2 s, 94 ms, 375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97">
            <text:p>1797</text:p>
          </table:table-cell>
          <table:table-cell office:value-type="float" office:value="14317896">
            <text:p>14317896</text:p>
          </table:table-cell>
          <table:table-cell office:value-type="string">
            <text:p>0 h, 0 m, 0 s, 14 ms, 317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4547">
            <text:p>64547</text:p>
          </table:table-cell>
          <table:table-cell office:value-type="string">
            <text:p>0 h, 0 m, 0 s, 0 ms, 64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2546272">
            <text:p>22546272</text:p>
          </table:table-cell>
          <table:table-cell office:value-type="string">
            <text:p>0 h, 0 m, 0 s, 22 ms, 546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9396980">
            <text:p>319396980</text:p>
          </table:table-cell>
          <table:table-cell office:value-type="string">
            <text:p>0 h, 0 m, 0 s, 319 ms, 396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2828">
            <text:p>1612828</text:p>
          </table:table-cell>
          <table:table-cell office:value-type="string">
            <text:p>0 h, 0 m, 0 s, 1 ms, 612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26">
            <text:p>1326</text:p>
          </table:table-cell>
          <table:table-cell office:value-type="float" office:value="71833169">
            <text:p>71833169</text:p>
          </table:table-cell>
          <table:table-cell office:value-type="string">
            <text:p>0 h, 0 m, 0 s, 71 ms, 83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8501546">
            <text:p>8501546</text:p>
          </table:table-cell>
          <table:table-cell office:value-type="string">
            <text:p>0 h, 0 m, 0 s, 8 ms, 50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7298007">
            <text:p>7298007</text:p>
          </table:table-cell>
          <table:table-cell office:value-type="string">
            <text:p>0 h, 0 m, 0 s, 7 ms, 298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</text:p>
          </table:table-cell>
          <table:table-cell office:value-type="float" office:value="1409">
            <text:p>1409</text:p>
          </table:table-cell>
          <table:table-cell office:value-type="float" office:value="53">
            <text:p>53</text:p>
          </table:table-cell>
          <table:table-cell office:value-type="float" office:value="1064">
            <text:p>1064</text:p>
          </table:table-cell>
          <table:table-cell office:value-type="float" office:value="39596746">
            <text:p>39596746</text:p>
          </table:table-cell>
          <table:table-cell office:value-type="string">
            <text:p>0 h, 0 m, 0 s, 39 ms, 596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</text:p>
          </table:table-cell>
          <table:table-cell office:value-type="float" office:value="134270">
            <text:p>134270</text:p>
          </table:table-cell>
          <table:table-cell office:value-type="float" office:value="130881">
            <text:p>130881</text:p>
          </table:table-cell>
          <table:table-cell office:value-type="float" office:value="6160">
            <text:p>6160</text:p>
          </table:table-cell>
          <table:table-cell office:value-type="float" office:value="337897327335">
            <text:p>337897327335</text:p>
          </table:table-cell>
          <table:table-cell office:value-type="string">
            <text:p>0 h, 5 m, 37 s, 897 ms, 327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5160998">
            <text:p>15160998</text:p>
          </table:table-cell>
          <table:table-cell office:value-type="string">
            <text:p>0 h, 0 m, 0 s, 15 ms, 160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3327">
            <text:p>3327</text:p>
          </table:table-cell>
          <table:table-cell office:value-type="float" office:value="1312">
            <text:p>1312</text:p>
          </table:table-cell>
          <table:table-cell office:value-type="float" office:value="15286609492">
            <text:p>15286609492</text:p>
          </table:table-cell>
          <table:table-cell office:value-type="string">
            <text:p>0 h, 0 m, 15 s, 286 ms, 609µs</text:p>
          </table:table-cell>
        </table:table-row>
      </table:table>
      <table:table table:name="Sifting (variables taken in original order)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sameorder</text:p>
          </table:table-cell>
          <table:table-cell office:value-type="float" office:value="1099">
            <text:p>1099</text:p>
          </table:table-cell>
          <table:table-cell office:value-type="float" office:value="580">
            <text:p>580</text:p>
          </table:table-cell>
          <table:table-cell office:value-type="float" office:value="1870">
            <text:p>1870</text:p>
          </table:table-cell>
          <table:table-cell office:value-type="float" office:value="207807163">
            <text:p>207807163</text:p>
          </table:table-cell>
          <table:table-cell office:value-type="string">
            <text:p>0 h, 0 m, 0 s, 207 ms, 807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sameorder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495">
            <text:p>495</text:p>
          </table:table-cell>
          <table:table-cell office:value-type="float" office:value="9285312">
            <text:p>9285312</text:p>
          </table:table-cell>
          <table:table-cell office:value-type="string">
            <text:p>0 h, 0 m, 0 s, 9 ms, 285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same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312760">
            <text:p>3312760</text:p>
          </table:table-cell>
          <table:table-cell office:value-type="string">
            <text:p>0 h, 0 m, 0 s, 3 ms, 31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sameord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58">
            <text:p>258</text:p>
          </table:table-cell>
          <table:table-cell office:value-type="float" office:value="2190376">
            <text:p>2190376</text:p>
          </table:table-cell>
          <table:table-cell office:value-type="string">
            <text:p>0 h, 0 m, 0 s, 2 ms, 190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same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357566">
            <text:p>4357566</text:p>
          </table:table-cell>
          <table:table-cell office:value-type="string">
            <text:p>0 h, 0 m, 0 s, 4 ms, 357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sameorder</text:p>
          </table:table-cell>
          <table:table-cell table:number-columns-repeated="2" office:value-type="float" office:value="31519">
            <text:p>31519</text:p>
          </table:table-cell>
          <table:table-cell office:value-type="float" office:value="3785">
            <text:p>3785</text:p>
          </table:table-cell>
          <table:table-cell office:value-type="float" office:value="43404582475">
            <text:p>43404582475</text:p>
          </table:table-cell>
          <table:table-cell office:value-type="string">
            <text:p>0 h, 0 m, 43 s, 404 ms, 582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same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084">
            <text:p>2084</text:p>
          </table:table-cell>
          <table:table-cell office:value-type="float" office:value="17162020">
            <text:p>17162020</text:p>
          </table:table-cell>
          <table:table-cell office:value-type="string">
            <text:p>0 h, 0 m, 0 s, 17 ms, 16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same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9584054">
            <text:p>9584054</text:p>
          </table:table-cell>
          <table:table-cell office:value-type="string">
            <text:p>0 h, 0 m, 0 s, 9 ms, 584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same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3">
            <text:p>683</text:p>
          </table:table-cell>
          <table:table-cell office:value-type="float" office:value="6818856">
            <text:p>6818856</text:p>
          </table:table-cell>
          <table:table-cell office:value-type="string">
            <text:p>0 h, 0 m, 0 s, 6 ms, 81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sameorder</text:p>
          </table:table-cell>
          <table:table-cell office:value-type="float" office:value="40957">
            <text:p>40957</text:p>
          </table:table-cell>
          <table:table-cell office:value-type="float" office:value="557">
            <text:p>557</text:p>
          </table:table-cell>
          <table:table-cell office:value-type="float" office:value="1045">
            <text:p>1045</text:p>
          </table:table-cell>
          <table:table-cell office:value-type="float" office:value="2763313154">
            <text:p>2763313154</text:p>
          </table:table-cell>
          <table:table-cell office:value-type="string">
            <text:p>0 h, 0 m, 2 s, 763 ms, 31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sameorder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054">
            <text:p>2054</text:p>
          </table:table-cell>
          <table:table-cell office:value-type="float" office:value="19335655">
            <text:p>19335655</text:p>
          </table:table-cell>
          <table:table-cell office:value-type="string">
            <text:p>0 h, 0 m, 0 s, 19 ms, 33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same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3554970">
            <text:p>3554970</text:p>
          </table:table-cell>
          <table:table-cell office:value-type="string">
            <text:p>0 h, 0 m, 0 s, 3 ms, 554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same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3998763">
            <text:p>13998763</text:p>
          </table:table-cell>
          <table:table-cell office:value-type="string">
            <text:p>0 h, 0 m, 0 s, 13 ms, 99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sameorder</text:p>
          </table:table-cell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office:value-type="float" office:value="674">
            <text:p>674</text:p>
          </table:table-cell>
          <table:table-cell office:value-type="float" office:value="10296932">
            <text:p>10296932</text:p>
          </table:table-cell>
          <table:table-cell office:value-type="string">
            <text:p>0 h, 0 m, 0 s, 10 ms, 296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sameorder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  <table:table-cell office:value-type="float" office:value="753">
            <text:p>753</text:p>
          </table:table-cell>
          <table:table-cell office:value-type="float" office:value="5156382">
            <text:p>5156382</text:p>
          </table:table-cell>
          <table:table-cell office:value-type="string">
            <text:p>0 h, 0 m, 0 s, 5 ms, 15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sameorder</text:p>
          </table:table-cell>
          <table:table-cell office:value-type="float" office:value="40957">
            <text:p>40957</text:p>
          </table:table-cell>
          <table:table-cell office:value-type="float" office:value="4117">
            <text:p>4117</text:p>
          </table:table-cell>
          <table:table-cell office:value-type="float" office:value="1069">
            <text:p>1069</text:p>
          </table:table-cell>
          <table:table-cell office:value-type="float" office:value="2932277400">
            <text:p>2932277400</text:p>
          </table:table-cell>
          <table:table-cell office:value-type="string">
            <text:p>0 h, 0 m, 2 s, 932 ms, 277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sameorder</text:p>
          </table:table-cell>
          <table:table-cell office:value-type="float" office:value="128">
            <text:p>128</text:p>
          </table:table-cell>
          <table:table-cell office:value-type="float" office:value="62">
            <text:p>62</text:p>
          </table:table-cell>
          <table:table-cell office:value-type="float" office:value="1780">
            <text:p>1780</text:p>
          </table:table-cell>
          <table:table-cell office:value-type="float" office:value="11278651">
            <text:p>11278651</text:p>
          </table:table-cell>
          <table:table-cell office:value-type="string">
            <text:p>0 h, 0 m, 0 s, 11 ms, 27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same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0245">
            <text:p>50245</text:p>
          </table:table-cell>
          <table:table-cell office:value-type="string">
            <text:p>0 h, 0 m, 0 s, 0 ms, 50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same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0434935">
            <text:p>20434935</text:p>
          </table:table-cell>
          <table:table-cell office:value-type="string">
            <text:p>0 h, 0 m, 0 s, 20 ms, 43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same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6465933">
            <text:p>336465933</text:p>
          </table:table-cell>
          <table:table-cell office:value-type="string">
            <text:p>0 h, 0 m, 0 s, 336 ms, 465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same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8334">
            <text:p>1788334</text:p>
          </table:table-cell>
          <table:table-cell office:value-type="string">
            <text:p>0 h, 0 m, 0 s, 1 ms, 788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sameorder</text:p>
          </table:table-cell>
          <table:table-cell office:value-type="float" office:value="1195">
            <text:p>1195</text:p>
          </table:table-cell>
          <table:table-cell office:value-type="float" office:value="46">
            <text:p>46</text:p>
          </table:table-cell>
          <table:table-cell office:value-type="float" office:value="1441">
            <text:p>1441</text:p>
          </table:table-cell>
          <table:table-cell office:value-type="float" office:value="82511697">
            <text:p>82511697</text:p>
          </table:table-cell>
          <table:table-cell office:value-type="string">
            <text:p>0 h, 0 m, 0 s, 82 ms, 51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sameorder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763">
            <text:p>763</text:p>
          </table:table-cell>
          <table:table-cell office:value-type="float" office:value="6027396">
            <text:p>6027396</text:p>
          </table:table-cell>
          <table:table-cell office:value-type="string">
            <text:p>0 h, 0 m, 0 s, 6 ms, 2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same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460653">
            <text:p>5460653</text:p>
          </table:table-cell>
          <table:table-cell office:value-type="string">
            <text:p>0 h, 0 m, 0 s, 5 ms, 46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sameorder</text:p>
          </table:table-cell>
          <table:table-cell office:value-type="float" office:value="1409">
            <text:p>1409</text:p>
          </table:table-cell>
          <table:table-cell office:value-type="float" office:value="40">
            <text:p>40</text:p>
          </table:table-cell>
          <table:table-cell office:value-type="float" office:value="1026">
            <text:p>1026</text:p>
          </table:table-cell>
          <table:table-cell office:value-type="float" office:value="22795307">
            <text:p>22795307</text:p>
          </table:table-cell>
          <table:table-cell office:value-type="string">
            <text:p>0 h, 0 m, 0 s, 22 ms, 795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sameorder</text:p>
          </table:table-cell>
          <table:table-cell office:value-type="float" office:value="134270">
            <text:p>134270</text:p>
          </table:table-cell>
          <table:table-cell office:value-type="float" office:value="112175">
            <text:p>112175</text:p>
          </table:table-cell>
          <table:table-cell office:value-type="float" office:value="6044">
            <text:p>6044</text:p>
          </table:table-cell>
          <table:table-cell office:value-type="float" office:value="162781930607">
            <text:p>162781930607</text:p>
          </table:table-cell>
          <table:table-cell office:value-type="string">
            <text:p>0 h, 2 m, 42 s, 781 ms, 930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same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2354076">
            <text:p>12354076</text:p>
          </table:table-cell>
          <table:table-cell office:value-type="string">
            <text:p>0 h, 0 m, 0 s, 12 ms, 35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sameorder</text:p>
          </table:table-cell>
          <table:table-cell office:value-type="float" office:value="40957">
            <text:p>40957</text:p>
          </table:table-cell>
          <table:table-cell office:value-type="float" office:value="4353">
            <text:p>4353</text:p>
          </table:table-cell>
          <table:table-cell office:value-type="float" office:value="1164">
            <text:p>1164</text:p>
          </table:table-cell>
          <table:table-cell office:value-type="float" office:value="2428246663">
            <text:p>2428246663</text:p>
          </table:table-cell>
          <table:table-cell office:value-type="string">
            <text:p>0 h, 0 m, 2 s, 428 ms, 246µs</text:p>
          </table:table-cell>
        </table:table-row>
      </table:table>
      <table:table table:name="Sifting (random variable order)" table:style-name="ta1">
        <table:table-column table:style-name="co3" table:number-columns-repeated="9" table:default-cell-style-name="Default"/>
        <table:table-row table:style-name="ro3">
          <table:table-cell table:style-name="ce1" office:value-type="string" table:number-columns-spanned="9" table:number-rows-spanned="1">
            <text:p>Sifting with random variable order (Random seed = 10)</text:p>
          </table:table-cell>
          <table:covered-table-cell table:number-columns-repeated="8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  <table:table-cell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randomorder</text:p>
          </table:table-cell>
          <table:table-cell office:value-type="float" office:value="1099">
            <text:p>1099</text:p>
          </table:table-cell>
          <table:table-cell office:value-type="float" office:value="515">
            <text:p>515</text:p>
          </table:table-cell>
          <table:table-cell office:value-type="float" office:value="1916">
            <text:p>1916</text:p>
          </table:table-cell>
          <table:table-cell office:value-type="float" office:value="187518517">
            <text:p>187518517</text:p>
          </table:table-cell>
          <table:table-cell office:value-type="string">
            <text:p>0 h, 0 m, 0 s, 187 ms, 518µs</text:p>
          </table:table-cell>
          <table:table-cell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randomorder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498">
            <text:p>498</text:p>
          </table:table-cell>
          <table:table-cell office:value-type="float" office:value="9976917">
            <text:p>9976917</text:p>
          </table:table-cell>
          <table:table-cell office:value-type="string">
            <text:p>0 h, 0 m, 0 s, 9 ms, 976µs</text:p>
          </table:table-cell>
          <table:table-cell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275540">
            <text:p>3275540</text:p>
          </table:table-cell>
          <table:table-cell office:value-type="string">
            <text:p>0 h, 0 m, 0 s, 3 ms, 275µs</text:p>
          </table:table-cell>
          <table:table-cell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randomord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67">
            <text:p>267</text:p>
          </table:table-cell>
          <table:table-cell office:value-type="float" office:value="2415803">
            <text:p>2415803</text:p>
          </table:table-cell>
          <table:table-cell office:value-type="string">
            <text:p>0 h, 0 m, 0 s, 2 ms, 415µs</text:p>
          </table:table-cell>
          <table:table-cell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371016">
            <text:p>4371016</text:p>
          </table:table-cell>
          <table:table-cell office:value-type="string">
            <text:p>0 h, 0 m, 0 s, 4 ms, 371µs</text:p>
          </table:table-cell>
          <table:table-cell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randomorder</text:p>
          </table:table-cell>
          <table:table-cell office:value-type="float" office:value="31519">
            <text:p>31519</text:p>
          </table:table-cell>
          <table:table-cell office:value-type="float" office:value="7341">
            <text:p>7341</text:p>
          </table:table-cell>
          <table:table-cell office:value-type="float" office:value="3645">
            <text:p>3645</text:p>
          </table:table-cell>
          <table:table-cell office:value-type="float" office:value="20702293826">
            <text:p>20702293826</text:p>
          </table:table-cell>
          <table:table-cell office:value-type="string">
            <text:p>0 h, 0 m, 20 s, 702 ms, 293µs</text:p>
          </table:table-cell>
          <table:table-cell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random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093">
            <text:p>2093</text:p>
          </table:table-cell>
          <table:table-cell office:value-type="float" office:value="15496417">
            <text:p>15496417</text:p>
          </table:table-cell>
          <table:table-cell office:value-type="string">
            <text:p>0 h, 0 m, 0 s, 15 ms, 496µs</text:p>
          </table:table-cell>
          <table:table-cell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random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8946704">
            <text:p>8946704</text:p>
          </table:table-cell>
          <table:table-cell office:value-type="string">
            <text:p>0 h, 0 m, 0 s, 8 ms, 946µs</text:p>
          </table:table-cell>
          <table:table-cell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random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3">
            <text:p>683</text:p>
          </table:table-cell>
          <table:table-cell office:value-type="float" office:value="3521790">
            <text:p>3521790</text:p>
          </table:table-cell>
          <table:table-cell office:value-type="string">
            <text:p>0 h, 0 m, 0 s, 3 ms, 521µs</text:p>
          </table:table-cell>
          <table:table-cell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255">
            <text:p>255</text:p>
          </table:table-cell>
          <table:table-cell office:value-type="float" office:value="1223">
            <text:p>1223</text:p>
          </table:table-cell>
          <table:table-cell office:value-type="float" office:value="992243111">
            <text:p>992243111</text:p>
          </table:table-cell>
          <table:table-cell office:value-type="string">
            <text:p>0 h, 0 m, 0 s, 992 ms, 243µs</text:p>
          </table:table-cell>
          <table:table-cell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randomorder</text:p>
          </table:table-cell>
          <table:table-cell office:value-type="float" office:value="311">
            <text:p>311</text:p>
          </table:table-cell>
          <table:table-cell office:value-type="float" office:value="70">
            <text:p>70</text:p>
          </table:table-cell>
          <table:table-cell office:value-type="float" office:value="2089">
            <text:p>2089</text:p>
          </table:table-cell>
          <table:table-cell office:value-type="float" office:value="22854117">
            <text:p>22854117</text:p>
          </table:table-cell>
          <table:table-cell office:value-type="string">
            <text:p>0 h, 0 m, 0 s, 22 ms, 854µs</text:p>
          </table:table-cell>
          <table:table-cell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4023156">
            <text:p>4023156</text:p>
          </table:table-cell>
          <table:table-cell office:value-type="string">
            <text:p>0 h, 0 m, 0 s, 4 ms, 23µs</text:p>
          </table:table-cell>
          <table:table-cell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3">
            <text:p>2663</text:p>
          </table:table-cell>
          <table:table-cell office:value-type="float" office:value="15387057">
            <text:p>15387057</text:p>
          </table:table-cell>
          <table:table-cell office:value-type="string">
            <text:p>0 h, 0 m, 0 s, 15 ms, 387µs</text:p>
          </table:table-cell>
          <table:table-cell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203">
            <text:p>203</text:p>
          </table:table-cell>
          <table:table-cell office:value-type="float" office:value="75">
            <text:p>75</text:p>
          </table:table-cell>
          <table:table-cell office:value-type="float" office:value="706">
            <text:p>706</text:p>
          </table:table-cell>
          <table:table-cell office:value-type="float" office:value="12030766">
            <text:p>12030766</text:p>
          </table:table-cell>
          <table:table-cell office:value-type="string">
            <text:p>0 h, 0 m, 0 s, 12 ms, 30µs</text:p>
          </table:table-cell>
          <table:table-cell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randomorder</text:p>
          </table:table-cell>
          <table:table-cell office:value-type="float" office:value="144">
            <text:p>144</text:p>
          </table:table-cell>
          <table:table-cell office:value-type="float" office:value="47">
            <text:p>47</text:p>
          </table:table-cell>
          <table:table-cell office:value-type="float" office:value="796">
            <text:p>796</text:p>
          </table:table-cell>
          <table:table-cell office:value-type="float" office:value="6824137">
            <text:p>6824137</text:p>
          </table:table-cell>
          <table:table-cell office:value-type="string">
            <text:p>0 h, 0 m, 0 s, 6 ms, 824µs</text:p>
          </table:table-cell>
          <table:table-cell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255">
            <text:p>255</text:p>
          </table:table-cell>
          <table:table-cell office:value-type="float" office:value="1202">
            <text:p>1202</text:p>
          </table:table-cell>
          <table:table-cell office:value-type="float" office:value="1743812194">
            <text:p>1743812194</text:p>
          </table:table-cell>
          <table:table-cell office:value-type="string">
            <text:p>0 h, 0 m, 1 s, 743 ms, 812µs</text:p>
          </table:table-cell>
          <table:table-cell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  <table:table-cell office:value-type="float" office:value="1811">
            <text:p>1811</text:p>
          </table:table-cell>
          <table:table-cell office:value-type="float" office:value="11209071">
            <text:p>11209071</text:p>
          </table:table-cell>
          <table:table-cell office:value-type="string">
            <text:p>0 h, 0 m, 0 s, 11 ms, 209µs</text:p>
          </table:table-cell>
          <table:table-cell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random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4054">
            <text:p>54054</text:p>
          </table:table-cell>
          <table:table-cell office:value-type="string">
            <text:p>0 h, 0 m, 0 s, 0 ms, 54µs</text:p>
          </table:table-cell>
          <table:table-cell/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random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0730471">
            <text:p>20730471</text:p>
          </table:table-cell>
          <table:table-cell office:value-type="string">
            <text:p>0 h, 0 m, 0 s, 20 ms, 730µs</text:p>
          </table:table-cell>
          <table:table-cell/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2542144">
            <text:p>332542144</text:p>
          </table:table-cell>
          <table:table-cell office:value-type="string">
            <text:p>0 h, 0 m, 0 s, 332 ms, 542µs</text:p>
          </table:table-cell>
          <table:table-cell/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652">
            <text:p>1702652</text:p>
          </table:table-cell>
          <table:table-cell office:value-type="string">
            <text:p>0 h, 0 m, 0 s, 1 ms, 702µs</text:p>
          </table:table-cell>
          <table:table-cell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195">
            <text:p>1195</text:p>
          </table:table-cell>
          <table:table-cell office:value-type="float" office:value="54">
            <text:p>54</text:p>
          </table:table-cell>
          <table:table-cell office:value-type="float" office:value="1150">
            <text:p>1150</text:p>
          </table:table-cell>
          <table:table-cell office:value-type="float" office:value="61956809">
            <text:p>61956809</text:p>
          </table:table-cell>
          <table:table-cell office:value-type="string">
            <text:p>0 h, 0 m, 0 s, 61 ms, 956µs</text:p>
          </table:table-cell>
          <table:table-cell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  <table:table-cell office:value-type="float" office:value="836">
            <text:p>836</text:p>
          </table:table-cell>
          <table:table-cell office:value-type="float" office:value="7169052">
            <text:p>7169052</text:p>
          </table:table-cell>
          <table:table-cell office:value-type="string">
            <text:p>0 h, 0 m, 0 s, 7 ms, 169µs</text:p>
          </table:table-cell>
          <table:table-cell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528355">
            <text:p>5528355</text:p>
          </table:table-cell>
          <table:table-cell office:value-type="string">
            <text:p>0 h, 0 m, 0 s, 5 ms, 528µs</text:p>
          </table:table-cell>
          <table:table-cell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office:value-type="float" office:value="1409">
            <text:p>1409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20844755">
            <text:p>20844755</text:p>
          </table:table-cell>
          <table:table-cell office:value-type="string">
            <text:p>0 h, 0 m, 0 s, 20 ms, 844µs</text:p>
          </table:table-cell>
          <table:table-cell/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randomorder</text:p>
          </table:table-cell>
          <table:table-cell office:value-type="float" office:value="134270">
            <text:p>134270</text:p>
          </table:table-cell>
          <table:table-cell office:value-type="float" office:value="126035">
            <text:p>126035</text:p>
          </table:table-cell>
          <table:table-cell office:value-type="float" office:value="6150">
            <text:p>6150</text:p>
          </table:table-cell>
          <table:table-cell office:value-type="float" office:value="236830913751">
            <text:p>236830913751</text:p>
          </table:table-cell>
          <table:table-cell office:value-type="string">
            <text:p>0 h, 3 m, 56 s, 830 ms, 913µs</text:p>
          </table:table-cell>
          <table:table-cell/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3981082">
            <text:p>13981082</text:p>
          </table:table-cell>
          <table:table-cell office:value-type="string">
            <text:p>0 h, 0 m, 0 s, 13 ms, 981µs</text:p>
          </table:table-cell>
          <table:table-cell/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227">
            <text:p>227</text:p>
          </table:table-cell>
          <table:table-cell office:value-type="float" office:value="1200">
            <text:p>1200</text:p>
          </table:table-cell>
          <table:table-cell office:value-type="float" office:value="1707645729">
            <text:p>1707645729</text:p>
          </table:table-cell>
          <table:table-cell office:value-type="string">
            <text:p>0 h, 0 m, 1 s, 707 ms, 645µs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table:number-columns-spanned="9" table:number-rows-spanned="1">
            <text:p>Sifting with random variable order (Random seed = 327489)</text:p>
          </table:table-cell>
          <table:covered-table-cell table:number-columns-repeated="8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  <table:table-cell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randomorder</text:p>
          </table:table-cell>
          <table:table-cell office:value-type="float" office:value="1099">
            <text:p>1099</text:p>
          </table:table-cell>
          <table:table-cell office:value-type="float" office:value="675">
            <text:p>675</text:p>
          </table:table-cell>
          <table:table-cell office:value-type="float" office:value="1944">
            <text:p>1944</text:p>
          </table:table-cell>
          <table:table-cell office:value-type="float" office:value="320013436">
            <text:p>320013436</text:p>
          </table:table-cell>
          <table:table-cell office:value-type="string">
            <text:p>0 h, 0 m, 0 s, 320 ms, 13µs</text:p>
          </table:table-cell>
          <table:table-cell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randomorder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535">
            <text:p>535</text:p>
          </table:table-cell>
          <table:table-cell office:value-type="float" office:value="12731296">
            <text:p>12731296</text:p>
          </table:table-cell>
          <table:table-cell office:value-type="string">
            <text:p>0 h, 0 m, 0 s, 12 ms, 731µs</text:p>
          </table:table-cell>
          <table:table-cell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286090">
            <text:p>3286090</text:p>
          </table:table-cell>
          <table:table-cell office:value-type="string">
            <text:p>0 h, 0 m, 0 s, 3 ms, 286µs</text:p>
          </table:table-cell>
          <table:table-cell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randomord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156118">
            <text:p>2156118</text:p>
          </table:table-cell>
          <table:table-cell office:value-type="string">
            <text:p>0 h, 0 m, 0 s, 2 ms, 156µs</text:p>
          </table:table-cell>
          <table:table-cell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5">
            <text:p>485</text:p>
          </table:table-cell>
          <table:table-cell office:value-type="float" office:value="4491385">
            <text:p>4491385</text:p>
          </table:table-cell>
          <table:table-cell office:value-type="string">
            <text:p>0 h, 0 m, 0 s, 4 ms, 491µs</text:p>
          </table:table-cell>
          <table:table-cell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randomorder</text:p>
          </table:table-cell>
          <table:table-cell office:value-type="float" office:value="31519">
            <text:p>31519</text:p>
          </table:table-cell>
          <table:table-cell office:value-type="float" office:value="32428">
            <text:p>32428</text:p>
          </table:table-cell>
          <table:table-cell office:value-type="float" office:value="3726">
            <text:p>3726</text:p>
          </table:table-cell>
          <table:table-cell office:value-type="float" office:value="55981181831">
            <text:p>55981181831</text:p>
          </table:table-cell>
          <table:table-cell office:value-type="string">
            <text:p>0 h, 0 m, 55 s, 981 ms, 181µs</text:p>
          </table:table-cell>
          <table:table-cell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random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39">
            <text:p>2139</text:p>
          </table:table-cell>
          <table:table-cell office:value-type="float" office:value="15452758">
            <text:p>15452758</text:p>
          </table:table-cell>
          <table:table-cell office:value-type="string">
            <text:p>0 h, 0 m, 0 s, 15 ms, 452µs</text:p>
          </table:table-cell>
          <table:table-cell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random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9543647">
            <text:p>9543647</text:p>
          </table:table-cell>
          <table:table-cell office:value-type="string">
            <text:p>0 h, 0 m, 0 s, 9 ms, 543µs</text:p>
          </table:table-cell>
          <table:table-cell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random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1">
            <text:p>681</text:p>
          </table:table-cell>
          <table:table-cell office:value-type="float" office:value="3524135">
            <text:p>3524135</text:p>
          </table:table-cell>
          <table:table-cell office:value-type="string">
            <text:p>0 h, 0 m, 0 s, 3 ms, 524µs</text:p>
          </table:table-cell>
          <table:table-cell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1">
            <text:p>181</text:p>
          </table:table-cell>
          <table:table-cell office:value-type="float" office:value="1246">
            <text:p>1246</text:p>
          </table:table-cell>
          <table:table-cell office:value-type="float" office:value="1667008664">
            <text:p>1667008664</text:p>
          </table:table-cell>
          <table:table-cell office:value-type="string">
            <text:p>0 h, 0 m, 1 s, 667 ms, 8µs</text:p>
          </table:table-cell>
          <table:table-cell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randomorder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2115">
            <text:p>2115</text:p>
          </table:table-cell>
          <table:table-cell office:value-type="float" office:value="28050549">
            <text:p>28050549</text:p>
          </table:table-cell>
          <table:table-cell office:value-type="string">
            <text:p>0 h, 0 m, 0 s, 28 ms, 50µs</text:p>
          </table:table-cell>
          <table:table-cell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3808257">
            <text:p>3808257</text:p>
          </table:table-cell>
          <table:table-cell office:value-type="string">
            <text:p>0 h, 0 m, 0 s, 3 ms, 808µs</text:p>
          </table:table-cell>
          <table:table-cell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6364767">
            <text:p>16364767</text:p>
          </table:table-cell>
          <table:table-cell office:value-type="string">
            <text:p>0 h, 0 m, 0 s, 16 ms, 364µs</text:p>
          </table:table-cell>
          <table:table-cell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203">
            <text:p>203</text:p>
          </table:table-cell>
          <table:table-cell office:value-type="float" office:value="75">
            <text:p>75</text:p>
          </table:table-cell>
          <table:table-cell office:value-type="float" office:value="722">
            <text:p>722</text:p>
          </table:table-cell>
          <table:table-cell office:value-type="float" office:value="11537796">
            <text:p>11537796</text:p>
          </table:table-cell>
          <table:table-cell office:value-type="string">
            <text:p>0 h, 0 m, 0 s, 11 ms, 537µs</text:p>
          </table:table-cell>
          <table:table-cell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randomorder</text:p>
          </table:table-cell>
          <table:table-cell office:value-type="float" office:value="144">
            <text:p>144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6520333">
            <text:p>6520333</text:p>
          </table:table-cell>
          <table:table-cell office:value-type="string">
            <text:p>0 h, 0 m, 0 s, 6 ms, 520µs</text:p>
          </table:table-cell>
          <table:table-cell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1">
            <text:p>181</text:p>
          </table:table-cell>
          <table:table-cell office:value-type="float" office:value="1246">
            <text:p>1246</text:p>
          </table:table-cell>
          <table:table-cell office:value-type="float" office:value="1818474353">
            <text:p>1818474353</text:p>
          </table:table-cell>
          <table:table-cell office:value-type="string">
            <text:p>0 h, 0 m, 1 s, 818 ms, 474µs</text:p>
          </table:table-cell>
          <table:table-cell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829">
            <text:p>1829</text:p>
          </table:table-cell>
          <table:table-cell office:value-type="float" office:value="12268991">
            <text:p>12268991</text:p>
          </table:table-cell>
          <table:table-cell office:value-type="string">
            <text:p>0 h, 0 m, 0 s, 12 ms, 268µs</text:p>
          </table:table-cell>
          <table:table-cell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random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3583">
            <text:p>53583</text:p>
          </table:table-cell>
          <table:table-cell office:value-type="string">
            <text:p>0 h, 0 m, 0 s, 0 ms, 53µs</text:p>
          </table:table-cell>
          <table:table-cell/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random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19825597">
            <text:p>19825597</text:p>
          </table:table-cell>
          <table:table-cell office:value-type="string">
            <text:p>0 h, 0 m, 0 s, 19 ms, 825µs</text:p>
          </table:table-cell>
          <table:table-cell/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1959">
            <text:p>1959</text:p>
          </table:table-cell>
          <table:table-cell office:value-type="float" office:value="2488542691">
            <text:p>2488542691</text:p>
          </table:table-cell>
          <table:table-cell office:value-type="string">
            <text:p>0 h, 0 m, 2 s, 488 ms, 542µs</text:p>
          </table:table-cell>
          <table:table-cell/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6776">
            <text:p>1696776</text:p>
          </table:table-cell>
          <table:table-cell office:value-type="string">
            <text:p>0 h, 0 m, 0 s, 1 ms, 696µs</text:p>
          </table:table-cell>
          <table:table-cell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195">
            <text:p>1195</text:p>
          </table:table-cell>
          <table:table-cell office:value-type="float" office:value="52">
            <text:p>52</text:p>
          </table:table-cell>
          <table:table-cell office:value-type="float" office:value="1151">
            <text:p>1151</text:p>
          </table:table-cell>
          <table:table-cell office:value-type="float" office:value="65781135">
            <text:p>65781135</text:p>
          </table:table-cell>
          <table:table-cell office:value-type="string">
            <text:p>0 h, 0 m, 0 s, 65 ms, 781µs</text:p>
          </table:table-cell>
          <table:table-cell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office:value-type="float" office:value="157">
            <text:p>157</text:p>
          </table:table-cell>
          <table:table-cell office:value-type="float" office:value="56">
            <text:p>56</text:p>
          </table:table-cell>
          <table:table-cell office:value-type="float" office:value="836">
            <text:p>836</text:p>
          </table:table-cell>
          <table:table-cell office:value-type="float" office:value="7890390">
            <text:p>7890390</text:p>
          </table:table-cell>
          <table:table-cell office:value-type="string">
            <text:p>0 h, 0 m, 0 s, 7 ms, 890µs</text:p>
          </table:table-cell>
          <table:table-cell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829477">
            <text:p>5829477</text:p>
          </table:table-cell>
          <table:table-cell office:value-type="string">
            <text:p>0 h, 0 m, 0 s, 5 ms, 829µs</text:p>
          </table:table-cell>
          <table:table-cell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office:value-type="float" office:value="1409">
            <text:p>1409</text:p>
          </table:table-cell>
          <table:table-cell office:value-type="float" office:value="54">
            <text:p>54</text:p>
          </table:table-cell>
          <table:table-cell office:value-type="float" office:value="1019">
            <text:p>1019</text:p>
          </table:table-cell>
          <table:table-cell office:value-type="float" office:value="26557039">
            <text:p>26557039</text:p>
          </table:table-cell>
          <table:table-cell office:value-type="string">
            <text:p>0 h, 0 m, 0 s, 26 ms, 557µs</text:p>
          </table:table-cell>
          <table:table-cell/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randomorder</text:p>
          </table:table-cell>
          <table:table-cell office:value-type="float" office:value="134270">
            <text:p>134270</text:p>
          </table:table-cell>
          <table:table-cell office:value-type="float" office:value="66519">
            <text:p>66519</text:p>
          </table:table-cell>
          <table:table-cell office:value-type="float" office:value="6009">
            <text:p>6009</text:p>
          </table:table-cell>
          <table:table-cell office:value-type="float" office:value="96060866900">
            <text:p>96060866900</text:p>
          </table:table-cell>
          <table:table-cell office:value-type="string">
            <text:p>0 h, 1 m, 36 s, 60 ms, 866µs</text:p>
          </table:table-cell>
          <table:table-cell/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2426462">
            <text:p>12426462</text:p>
          </table:table-cell>
          <table:table-cell office:value-type="string">
            <text:p>0 h, 0 m, 0 s, 12 ms, 426µs</text:p>
          </table:table-cell>
          <table:table-cell/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1">
            <text:p>181</text:p>
          </table:table-cell>
          <table:table-cell office:value-type="float" office:value="1246">
            <text:p>1246</text:p>
          </table:table-cell>
          <table:table-cell office:value-type="float" office:value="1638453435">
            <text:p>1638453435</text:p>
          </table:table-cell>
          <table:table-cell office:value-type="string">
            <text:p>0 h, 0 m, 1 s, 638 ms, 453µs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table:number-columns-spanned="9" table:number-rows-spanned="1">
            <text:p>Sifting with random variable order (Random seed = 121481)</text:p>
          </table:table-cell>
          <table:covered-table-cell table:number-columns-repeated="8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  <table:table-cell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_randomorder</text:p>
          </table:table-cell>
          <table:table-cell office:value-type="float" office:value="1099">
            <text:p>1099</text:p>
          </table:table-cell>
          <table:table-cell office:value-type="float" office:value="475">
            <text:p>475</text:p>
          </table:table-cell>
          <table:table-cell office:value-type="float" office:value="1871">
            <text:p>1871</text:p>
          </table:table-cell>
          <table:table-cell office:value-type="float" office:value="192928633">
            <text:p>192928633</text:p>
          </table:table-cell>
          <table:table-cell office:value-type="string">
            <text:p>0 h, 0 m, 0 s, 192 ms, 928µs</text:p>
          </table:table-cell>
          <table:table-cell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_randomorder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514">
            <text:p>514</text:p>
          </table:table-cell>
          <table:table-cell office:value-type="float" office:value="9473870">
            <text:p>9473870</text:p>
          </table:table-cell>
          <table:table-cell office:value-type="string">
            <text:p>0 h, 0 m, 0 s, 9 ms, 473µs</text:p>
          </table:table-cell>
          <table:table-cell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3372830">
            <text:p>3372830</text:p>
          </table:table-cell>
          <table:table-cell office:value-type="string">
            <text:p>0 h, 0 m, 0 s, 3 ms, 372µs</text:p>
          </table:table-cell>
          <table:table-cell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_randomord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4">
            <text:p>264</text:p>
          </table:table-cell>
          <table:table-cell office:value-type="float" office:value="2263206">
            <text:p>2263206</text:p>
          </table:table-cell>
          <table:table-cell office:value-type="string">
            <text:p>0 h, 0 m, 0 s, 2 ms, 263µs</text:p>
          </table:table-cell>
          <table:table-cell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275511">
            <text:p>4275511</text:p>
          </table:table-cell>
          <table:table-cell office:value-type="string">
            <text:p>0 h, 0 m, 0 s, 4 ms, 275µs</text:p>
          </table:table-cell>
          <table:table-cell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_randomorder</text:p>
          </table:table-cell>
          <table:table-cell office:value-type="float" office:value="31519">
            <text:p>31519</text:p>
          </table:table-cell>
          <table:table-cell office:value-type="float" office:value="11335">
            <text:p>11335</text:p>
          </table:table-cell>
          <table:table-cell office:value-type="float" office:value="3653">
            <text:p>3653</text:p>
          </table:table-cell>
          <table:table-cell office:value-type="float" office:value="40692139973">
            <text:p>40692139973</text:p>
          </table:table-cell>
          <table:table-cell office:value-type="string">
            <text:p>0 h, 0 m, 40 s, 692 ms, 139µs</text:p>
          </table:table-cell>
          <table:table-cell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_randomorder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37">
            <text:p>2137</text:p>
          </table:table-cell>
          <table:table-cell office:value-type="float" office:value="16546388">
            <text:p>16546388</text:p>
          </table:table-cell>
          <table:table-cell office:value-type="string">
            <text:p>0 h, 0 m, 0 s, 16 ms, 546µs</text:p>
          </table:table-cell>
          <table:table-cell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_randomord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9179612">
            <text:p>9179612</text:p>
          </table:table-cell>
          <table:table-cell office:value-type="string">
            <text:p>0 h, 0 m, 0 s, 9 ms, 179µs</text:p>
          </table:table-cell>
          <table:table-cell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_randomorder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77">
            <text:p>677</text:p>
          </table:table-cell>
          <table:table-cell office:value-type="float" office:value="3583261">
            <text:p>3583261</text:p>
          </table:table-cell>
          <table:table-cell office:value-type="string">
            <text:p>0 h, 0 m, 0 s, 3 ms, 583µs</text:p>
          </table:table-cell>
          <table:table-cell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3">
            <text:p>183</text:p>
          </table:table-cell>
          <table:table-cell office:value-type="float" office:value="1222">
            <text:p>1222</text:p>
          </table:table-cell>
          <table:table-cell office:value-type="float" office:value="1003632776">
            <text:p>1003632776</text:p>
          </table:table-cell>
          <table:table-cell office:value-type="string">
            <text:p>0 h, 0 m, 1 s, 3 ms, 632µs</text:p>
          </table:table-cell>
          <table:table-cell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_randomorder</text:p>
          </table:table-cell>
          <table:table-cell office:value-type="float" office:value="311">
            <text:p>311</text:p>
          </table:table-cell>
          <table:table-cell office:value-type="float" office:value="119">
            <text:p>119</text:p>
          </table:table-cell>
          <table:table-cell office:value-type="float" office:value="2306">
            <text:p>2306</text:p>
          </table:table-cell>
          <table:table-cell office:value-type="float" office:value="28759487">
            <text:p>28759487</text:p>
          </table:table-cell>
          <table:table-cell office:value-type="string">
            <text:p>0 h, 0 m, 0 s, 28 ms, 759µs</text:p>
          </table:table-cell>
          <table:table-cell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3665701">
            <text:p>3665701</text:p>
          </table:table-cell>
          <table:table-cell office:value-type="string">
            <text:p>0 h, 0 m, 0 s, 3 ms, 665µs</text:p>
          </table:table-cell>
          <table:table-cell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3">
            <text:p>2663</text:p>
          </table:table-cell>
          <table:table-cell office:value-type="float" office:value="14081583">
            <text:p>14081583</text:p>
          </table:table-cell>
          <table:table-cell office:value-type="string">
            <text:p>0 h, 0 m, 0 s, 14 ms, 81µs</text:p>
          </table:table-cell>
          <table:table-cell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_randomorder</text:p>
          </table:table-cell>
          <table:table-cell office:value-type="float" office:value="203">
            <text:p>203</text:p>
          </table:table-cell>
          <table:table-cell office:value-type="float" office:value="82">
            <text:p>82</text:p>
          </table:table-cell>
          <table:table-cell office:value-type="float" office:value="688">
            <text:p>688</text:p>
          </table:table-cell>
          <table:table-cell office:value-type="float" office:value="11750357">
            <text:p>11750357</text:p>
          </table:table-cell>
          <table:table-cell office:value-type="string">
            <text:p>0 h, 0 m, 0 s, 11 ms, 750µs</text:p>
          </table:table-cell>
          <table:table-cell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_randomorder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811">
            <text:p>811</text:p>
          </table:table-cell>
          <table:table-cell office:value-type="float" office:value="6265793">
            <text:p>6265793</text:p>
          </table:table-cell>
          <table:table-cell office:value-type="string">
            <text:p>0 h, 0 m, 0 s, 6 ms, 265µs</text:p>
          </table:table-cell>
          <table:table-cell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183">
            <text:p>183</text:p>
          </table:table-cell>
          <table:table-cell office:value-type="float" office:value="1222">
            <text:p>1222</text:p>
          </table:table-cell>
          <table:table-cell office:value-type="float" office:value="985814342">
            <text:p>985814342</text:p>
          </table:table-cell>
          <table:table-cell office:value-type="string">
            <text:p>0 h, 0 m, 0 s, 985 ms, 814µs</text:p>
          </table:table-cell>
          <table:table-cell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814">
            <text:p>1814</text:p>
          </table:table-cell>
          <table:table-cell office:value-type="float" office:value="12046741">
            <text:p>12046741</text:p>
          </table:table-cell>
          <table:table-cell office:value-type="string">
            <text:p>0 h, 0 m, 0 s, 12 ms, 46µs</text:p>
          </table:table-cell>
          <table:table-cell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_randomorder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3067">
            <text:p>53067</text:p>
          </table:table-cell>
          <table:table-cell office:value-type="string">
            <text:p>0 h, 0 m, 0 s, 0 ms, 53µs</text:p>
          </table:table-cell>
          <table:table-cell/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_randomorder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53394377">
            <text:p>53394377</text:p>
          </table:table-cell>
          <table:table-cell office:value-type="string">
            <text:p>0 h, 0 m, 0 s, 53 ms, 394µs</text:p>
          </table:table-cell>
          <table:table-cell/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5826674">
            <text:p>335826674</text:p>
          </table:table-cell>
          <table:table-cell office:value-type="string">
            <text:p>0 h, 0 m, 0 s, 335 ms, 826µs</text:p>
          </table:table-cell>
          <table:table-cell/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3382">
            <text:p>1863382</text:p>
          </table:table-cell>
          <table:table-cell office:value-type="string">
            <text:p>0 h, 0 m, 0 s, 1 ms, 863µs</text:p>
          </table:table-cell>
          <table:table-cell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_randomorder</text:p>
          </table:table-cell>
          <table:table-cell office:value-type="float" office:value="1195">
            <text:p>1195</text:p>
          </table:table-cell>
          <table:table-cell office:value-type="float" office:value="52">
            <text:p>52</text:p>
          </table:table-cell>
          <table:table-cell office:value-type="float" office:value="1129">
            <text:p>1129</text:p>
          </table:table-cell>
          <table:table-cell office:value-type="float" office:value="65533076">
            <text:p>65533076</text:p>
          </table:table-cell>
          <table:table-cell office:value-type="string">
            <text:p>0 h, 0 m, 0 s, 65 ms, 533µs</text:p>
          </table:table-cell>
          <table:table-cell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862">
            <text:p>862</text:p>
          </table:table-cell>
          <table:table-cell office:value-type="float" office:value="7646232">
            <text:p>7646232</text:p>
          </table:table-cell>
          <table:table-cell office:value-type="string">
            <text:p>0 h, 0 m, 0 s, 7 ms, 646µs</text:p>
          </table:table-cell>
          <table:table-cell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5812942">
            <text:p>5812942</text:p>
          </table:table-cell>
          <table:table-cell office:value-type="string">
            <text:p>0 h, 0 m, 0 s, 5 ms, 812µs</text:p>
          </table:table-cell>
          <table:table-cell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_randomorder</text:p>
          </table:table-cell>
          <table:table-cell office:value-type="float" office:value="1409">
            <text:p>1409</text:p>
          </table:table-cell>
          <table:table-cell office:value-type="float" office:value="71">
            <text:p>71</text:p>
          </table:table-cell>
          <table:table-cell office:value-type="float" office:value="1088">
            <text:p>1088</text:p>
          </table:table-cell>
          <table:table-cell office:value-type="float" office:value="22355786">
            <text:p>22355786</text:p>
          </table:table-cell>
          <table:table-cell office:value-type="string">
            <text:p>0 h, 0 m, 0 s, 22 ms, 355µs</text:p>
          </table:table-cell>
          <table:table-cell/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_randomorder</text:p>
          </table:table-cell>
          <table:table-cell office:value-type="float" office:value="134270">
            <text:p>134270</text:p>
          </table:table-cell>
          <table:table-cell office:value-type="float" office:value="38990">
            <text:p>38990</text:p>
          </table:table-cell>
          <table:table-cell office:value-type="float" office:value="6017">
            <text:p>6017</text:p>
          </table:table-cell>
          <table:table-cell office:value-type="float" office:value="112477996495">
            <text:p>112477996495</text:p>
          </table:table-cell>
          <table:table-cell office:value-type="string">
            <text:p>0 h, 1 m, 52 s, 477 ms, 996µs</text:p>
          </table:table-cell>
          <table:table-cell/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_randomorder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3257457">
            <text:p>13257457</text:p>
          </table:table-cell>
          <table:table-cell office:value-type="string">
            <text:p>0 h, 0 m, 0 s, 13 ms, 257µs</text:p>
          </table:table-cell>
          <table:table-cell/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_randomorder</text:p>
          </table:table-cell>
          <table:table-cell office:value-type="float" office:value="40957">
            <text:p>40957</text:p>
          </table:table-cell>
          <table:table-cell office:value-type="float" office:value="355">
            <text:p>355</text:p>
          </table:table-cell>
          <table:table-cell office:value-type="float" office:value="1227">
            <text:p>1227</text:p>
          </table:table-cell>
          <table:table-cell office:value-type="float" office:value="1980609811">
            <text:p>1980609811</text:p>
          </table:table-cell>
          <table:table-cell office:value-type="string">
            <text:p>0 h, 0 m, 1 s, 980 ms, 609µs</text:p>
          </table:table-cell>
          <table:table-cell/>
        </table:table-row>
      </table:table>
      <table:table table:name="Window Permutation k=2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61">
            <text:p>61</text:p>
          </table:table-cell>
          <table:table-cell office:value-type="float" office:value="51814208">
            <text:p>51814208</text:p>
          </table:table-cell>
          <table:table-cell office:value-type="string">
            <text:p>0 h, 0 m, 0 s, 51 ms, 814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3413796">
            <text:p>3413796</text:p>
          </table:table-cell>
          <table:table-cell office:value-type="string">
            <text:p>0 h, 0 m, 0 s, 3 ms, 41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130966">
            <text:p>1130966</text:p>
          </table:table-cell>
          <table:table-cell office:value-type="string">
            <text:p>0 h, 0 m, 0 s, 1 ms, 13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table:number-columns-repeated="2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200947">
            <text:p>1200947</text:p>
          </table:table-cell>
          <table:table-cell office:value-type="string">
            <text:p>0 h, 0 m, 0 s, 1 ms, 200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710074">
            <text:p>1710074</text:p>
          </table:table-cell>
          <table:table-cell office:value-type="string">
            <text:p>0 h, 0 m, 0 s, 1 ms, 71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985">
            <text:p>30985</text:p>
          </table:table-cell>
          <table:table-cell office:value-type="float" office:value="85">
            <text:p>85</text:p>
          </table:table-cell>
          <table:table-cell office:value-type="float" office:value="1630412957">
            <text:p>1630412957</text:p>
          </table:table-cell>
          <table:table-cell office:value-type="string">
            <text:p>0 h, 0 m, 1 s, 630 ms, 412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1261520">
            <text:p>1261520</text:p>
          </table:table-cell>
          <table:table-cell office:value-type="string">
            <text:p>0 h, 0 m, 0 s, 1 ms, 261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928694">
            <text:p>928694</text:p>
          </table:table-cell>
          <table:table-cell office:value-type="string">
            <text:p>0 h, 0 m, 0 s, 0 ms, 928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620043">
            <text:p>620043</text:p>
          </table:table-cell>
          <table:table-cell office:value-type="string">
            <text:p>0 h, 0 m, 0 s, 0 ms, 620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18123163">
            <text:p>518123163</text:p>
          </table:table-cell>
          <table:table-cell office:value-type="string">
            <text:p>0 h, 0 m, 0 s, 518 ms, 12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307">
            <text:p>307</text:p>
          </table:table-cell>
          <table:table-cell office:value-type="float" office:value="69">
            <text:p>69</text:p>
          </table:table-cell>
          <table:table-cell office:value-type="float" office:value="2565111">
            <text:p>2565111</text:p>
          </table:table-cell>
          <table:table-cell office:value-type="string">
            <text:p>0 h, 0 m, 0 s, 2 ms, 56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26139">
            <text:p>526139</text:p>
          </table:table-cell>
          <table:table-cell office:value-type="string">
            <text:p>0 h, 0 m, 0 s, 0 ms, 526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189849">
            <text:p>1189849</text:p>
          </table:table-cell>
          <table:table-cell office:value-type="string">
            <text:p>0 h, 0 m, 0 s, 1 ms, 18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37">
            <text:p>37</text:p>
          </table:table-cell>
          <table:table-cell office:value-type="float" office:value="1541915">
            <text:p>1541915</text:p>
          </table:table-cell>
          <table:table-cell office:value-type="string">
            <text:p>0 h, 0 m, 0 s, 1 ms, 541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39">
            <text:p>39</text:p>
          </table:table-cell>
          <table:table-cell office:value-type="float" office:value="939228">
            <text:p>939228</text:p>
          </table:table-cell>
          <table:table-cell office:value-type="string">
            <text:p>0 h, 0 m, 0 s, 0 ms, 939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59471971">
            <text:p>559471971</text:p>
          </table:table-cell>
          <table:table-cell office:value-type="string">
            <text:p>0 h, 0 m, 0 s, 559 ms, 471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57">
            <text:p>57</text:p>
          </table:table-cell>
          <table:table-cell office:value-type="float" office:value="1431858">
            <text:p>1431858</text:p>
          </table:table-cell>
          <table:table-cell office:value-type="string">
            <text:p>0 h, 0 m, 0 s, 1 ms, 431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499">
            <text:p>33499</text:p>
          </table:table-cell>
          <table:table-cell office:value-type="string">
            <text:p>0 h, 0 m, 0 s, 0 ms, 33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488402">
            <text:p>1488402</text:p>
          </table:table-cell>
          <table:table-cell office:value-type="string">
            <text:p>0 h, 0 m, 0 s, 1 ms, 488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18294334">
            <text:p>118294334</text:p>
          </table:table-cell>
          <table:table-cell office:value-type="string">
            <text:p>0 h, 0 m, 0 s, 118 ms, 29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5775">
            <text:p>375775</text:p>
          </table:table-cell>
          <table:table-cell office:value-type="string">
            <text:p>0 h, 0 m, 0 s, 0 ms, 375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131">
            <text:p>1131</text:p>
          </table:table-cell>
          <table:table-cell office:value-type="float" office:value="57">
            <text:p>57</text:p>
          </table:table-cell>
          <table:table-cell office:value-type="float" office:value="9049742">
            <text:p>9049742</text:p>
          </table:table-cell>
          <table:table-cell office:value-type="string">
            <text:p>0 h, 0 m, 0 s, 9 ms, 4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37">
            <text:p>37</text:p>
          </table:table-cell>
          <table:table-cell office:value-type="float" office:value="1292407">
            <text:p>1292407</text:p>
          </table:table-cell>
          <table:table-cell office:value-type="string">
            <text:p>0 h, 0 m, 0 s, 1 ms, 292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30346">
            <text:p>630346</text:p>
          </table:table-cell>
          <table:table-cell office:value-type="string">
            <text:p>0 h, 0 m, 0 s, 0 ms, 63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361">
            <text:p>1361</text:p>
          </table:table-cell>
          <table:table-cell office:value-type="float" office:value="47">
            <text:p>47</text:p>
          </table:table-cell>
          <table:table-cell office:value-type="float" office:value="7498002">
            <text:p>7498002</text:p>
          </table:table-cell>
          <table:table-cell office:value-type="string">
            <text:p>0 h, 0 m, 0 s, 7 ms, 498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30999">
            <text:p>130999</text:p>
          </table:table-cell>
          <table:table-cell office:value-type="float" office:value="109">
            <text:p>109</text:p>
          </table:table-cell>
          <table:table-cell office:value-type="float" office:value="3256298111">
            <text:p>3256298111</text:p>
          </table:table-cell>
          <table:table-cell office:value-type="string">
            <text:p>0 h, 0 m, 3 s, 256 ms, 29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019741">
            <text:p>1019741</text:p>
          </table:table-cell>
          <table:table-cell office:value-type="string">
            <text:p>0 h, 0 m, 0 s, 1 ms, 19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78486674">
            <text:p>578486674</text:p>
          </table:table-cell>
          <table:table-cell office:value-type="string">
            <text:p>0 h, 0 m, 0 s, 578 ms, 486µs</text:p>
          </table:table-cell>
        </table:table-row>
      </table:table>
      <table:table table:name="Window Permutation k=3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79">
            <text:p>1079</text:p>
          </table:table-cell>
          <table:table-cell office:value-type="float" office:value="178">
            <text:p>178</text:p>
          </table:table-cell>
          <table:table-cell office:value-type="float" office:value="133637419">
            <text:p>133637419</text:p>
          </table:table-cell>
          <table:table-cell office:value-type="string">
            <text:p>0 h, 0 m, 0 s, 133 ms, 637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107589">
            <text:p>8107589</text:p>
          </table:table-cell>
          <table:table-cell office:value-type="string">
            <text:p>0 h, 0 m, 0 s, 8 ms, 10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872418">
            <text:p>2872418</text:p>
          </table:table-cell>
          <table:table-cell office:value-type="string">
            <text:p>0 h, 0 m, 0 s, 2 ms, 87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784145">
            <text:p>2784145</text:p>
          </table:table-cell>
          <table:table-cell office:value-type="string">
            <text:p>0 h, 0 m, 0 s, 2 ms, 784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105545">
            <text:p>2105545</text:p>
          </table:table-cell>
          <table:table-cell office:value-type="string">
            <text:p>0 h, 0 m, 0 s, 2 ms, 105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467">
            <text:p>30467</text:p>
          </table:table-cell>
          <table:table-cell office:value-type="float" office:value="250">
            <text:p>250</text:p>
          </table:table-cell>
          <table:table-cell office:value-type="float" office:value="2989114973">
            <text:p>2989114973</text:p>
          </table:table-cell>
          <table:table-cell office:value-type="string">
            <text:p>0 h, 0 m, 2 s, 989 ms, 11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2914256">
            <text:p>2914256</text:p>
          </table:table-cell>
          <table:table-cell office:value-type="string">
            <text:p>0 h, 0 m, 0 s, 2 ms, 91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2040940">
            <text:p>2040940</text:p>
          </table:table-cell>
          <table:table-cell office:value-type="string">
            <text:p>0 h, 0 m, 0 s, 2 ms, 4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353288">
            <text:p>1353288</text:p>
          </table:table-cell>
          <table:table-cell office:value-type="string">
            <text:p>0 h, 0 m, 0 s, 1 ms, 35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46">
            <text:p>146</text:p>
          </table:table-cell>
          <table:table-cell office:value-type="float" office:value="1619692491">
            <text:p>1619692491</text:p>
          </table:table-cell>
          <table:table-cell office:value-type="string">
            <text:p>0 h, 0 m, 1 s, 619 ms, 692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6577595">
            <text:p>6577595</text:p>
          </table:table-cell>
          <table:table-cell office:value-type="string">
            <text:p>0 h, 0 m, 0 s, 6 ms, 577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1155979">
            <text:p>1155979</text:p>
          </table:table-cell>
          <table:table-cell office:value-type="string">
            <text:p>0 h, 0 m, 0 s, 1 ms, 15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72">
            <text:p>172</text:p>
          </table:table-cell>
          <table:table-cell office:value-type="float" office:value="2428951">
            <text:p>2428951</text:p>
          </table:table-cell>
          <table:table-cell office:value-type="string">
            <text:p>0 h, 0 m, 0 s, 2 ms, 42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91">
            <text:p>191</text:p>
          </table:table-cell>
          <table:table-cell office:value-type="float" office:value="105">
            <text:p>105</text:p>
          </table:table-cell>
          <table:table-cell office:value-type="float" office:value="3884236">
            <text:p>3884236</text:p>
          </table:table-cell>
          <table:table-cell office:value-type="string">
            <text:p>0 h, 0 m, 0 s, 3 ms, 884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10">
            <text:p>110</text:p>
          </table:table-cell>
          <table:table-cell office:value-type="float" office:value="2336939">
            <text:p>2336939</text:p>
          </table:table-cell>
          <table:table-cell office:value-type="string">
            <text:p>0 h, 0 m, 0 s, 2 ms, 33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4813">
            <text:p>34813</text:p>
          </table:table-cell>
          <table:table-cell office:value-type="float" office:value="147">
            <text:p>147</text:p>
          </table:table-cell>
          <table:table-cell office:value-type="float" office:value="1642796446">
            <text:p>1642796446</text:p>
          </table:table-cell>
          <table:table-cell office:value-type="string">
            <text:p>0 h, 0 m, 1 s, 642 ms, 796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3404725">
            <text:p>3404725</text:p>
          </table:table-cell>
          <table:table-cell office:value-type="string">
            <text:p>0 h, 0 m, 0 s, 3 ms, 404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224">
            <text:p>224</text:p>
          </table:table-cell>
          <table:table-cell office:value-type="float" office:value="3182014">
            <text:p>3182014</text:p>
          </table:table-cell>
          <table:table-cell office:value-type="string">
            <text:p>0 h, 0 m, 0 s, 3 ms, 18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597734813">
            <text:p>597734813</text:p>
          </table:table-cell>
          <table:table-cell office:value-type="string">
            <text:p>0 h, 0 m, 0 s, 597 ms, 73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0525">
            <text:p>880525</text:p>
          </table:table-cell>
          <table:table-cell office:value-type="string">
            <text:p>0 h, 0 m, 0 s, 0 ms, 880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95">
            <text:p>1095</text:p>
          </table:table-cell>
          <table:table-cell office:value-type="float" office:value="164">
            <text:p>164</text:p>
          </table:table-cell>
          <table:table-cell office:value-type="float" office:value="25591156">
            <text:p>25591156</text:p>
          </table:table-cell>
          <table:table-cell office:value-type="string">
            <text:p>0 h, 0 m, 0 s, 25 ms, 59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39">
            <text:p>139</text:p>
          </table:table-cell>
          <table:table-cell office:value-type="float" office:value="109">
            <text:p>109</text:p>
          </table:table-cell>
          <table:table-cell office:value-type="float" office:value="2896253">
            <text:p>2896253</text:p>
          </table:table-cell>
          <table:table-cell office:value-type="string">
            <text:p>0 h, 0 m, 0 s, 2 ms, 896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2117261">
            <text:p>2117261</text:p>
          </table:table-cell>
          <table:table-cell office:value-type="string">
            <text:p>0 h, 0 m, 0 s, 2 ms, 117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313">
            <text:p>1313</text:p>
          </table:table-cell>
          <table:table-cell office:value-type="float" office:value="134">
            <text:p>134</text:p>
          </table:table-cell>
          <table:table-cell office:value-type="float" office:value="21565202">
            <text:p>21565202</text:p>
          </table:table-cell>
          <table:table-cell office:value-type="string">
            <text:p>0 h, 0 m, 0 s, 21 ms, 565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28993">
            <text:p>128993</text:p>
          </table:table-cell>
          <table:table-cell office:value-type="float" office:value="320">
            <text:p>320</text:p>
          </table:table-cell>
          <table:table-cell office:value-type="float" office:value="11010378510">
            <text:p>11010378510</text:p>
          </table:table-cell>
          <table:table-cell office:value-type="string">
            <text:p>0 h, 0 m, 11 s, 10 ms, 37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214">
            <text:p>214</text:p>
          </table:table-cell>
          <table:table-cell office:value-type="float" office:value="2004620">
            <text:p>2004620</text:p>
          </table:table-cell>
          <table:table-cell office:value-type="string">
            <text:p>0 h, 0 m, 0 s, 2 ms, 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46">
            <text:p>146</text:p>
          </table:table-cell>
          <table:table-cell office:value-type="float" office:value="1591571037">
            <text:p>1591571037</text:p>
          </table:table-cell>
          <table:table-cell office:value-type="string">
            <text:p>0 h, 0 m, 1 s, 591 ms, 571µs</text:p>
          </table:table-cell>
        </table:table-row>
      </table:table>
      <table:table table:name="Window Permutation k=4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31">
            <text:p>1031</text:p>
          </table:table-cell>
          <table:table-cell office:value-type="float" office:value="342">
            <text:p>342</text:p>
          </table:table-cell>
          <table:table-cell office:value-type="float" office:value="203936264">
            <text:p>203936264</text:p>
          </table:table-cell>
          <table:table-cell office:value-type="string">
            <text:p>0 h, 0 m, 0 s, 203 ms, 936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6562811">
            <text:p>6562811</text:p>
          </table:table-cell>
          <table:table-cell office:value-type="string">
            <text:p>0 h, 0 m, 0 s, 6 ms, 562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1961730">
            <text:p>1961730</text:p>
          </table:table-cell>
          <table:table-cell office:value-type="string">
            <text:p>0 h, 0 m, 0 s, 1 ms, 961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538254">
            <text:p>1538254</text:p>
          </table:table-cell>
          <table:table-cell office:value-type="string">
            <text:p>0 h, 0 m, 0 s, 1 ms, 538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float" office:value="2428767">
            <text:p>2428767</text:p>
          </table:table-cell>
          <table:table-cell office:value-type="string">
            <text:p>0 h, 0 m, 0 s, 2 ms, 428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531">
            <text:p>30531</text:p>
          </table:table-cell>
          <table:table-cell office:value-type="float" office:value="484">
            <text:p>484</text:p>
          </table:table-cell>
          <table:table-cell office:value-type="float" office:value="6199984534">
            <text:p>6199984534</text:p>
          </table:table-cell>
          <table:table-cell office:value-type="string">
            <text:p>0 h, 0 m, 6 s, 199 ms, 98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252">
            <text:p>252</text:p>
          </table:table-cell>
          <table:table-cell office:value-type="float" office:value="6582612">
            <text:p>6582612</text:p>
          </table:table-cell>
          <table:table-cell office:value-type="string">
            <text:p>0 h, 0 m, 0 s, 6 ms, 58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302">
            <text:p>302</text:p>
          </table:table-cell>
          <table:table-cell office:value-type="float" office:value="4966229">
            <text:p>4966229</text:p>
          </table:table-cell>
          <table:table-cell office:value-type="string">
            <text:p>0 h, 0 m, 0 s, 4 ms, 966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81">
            <text:p>181</text:p>
          </table:table-cell>
          <table:table-cell office:value-type="float" office:value="4786091">
            <text:p>4786091</text:p>
          </table:table-cell>
          <table:table-cell office:value-type="string">
            <text:p>0 h, 0 m, 0 s, 4 ms, 786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3285682865">
            <text:p>3285682865</text:p>
          </table:table-cell>
          <table:table-cell office:value-type="string">
            <text:p>0 h, 0 m, 3 s, 285 ms, 682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  <table:table-cell office:value-type="float" office:value="392">
            <text:p>392</text:p>
          </table:table-cell>
          <table:table-cell office:value-type="float" office:value="13281488">
            <text:p>13281488</text:p>
          </table:table-cell>
          <table:table-cell office:value-type="string">
            <text:p>0 h, 0 m, 0 s, 13 ms, 28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5">
            <text:p>195</text:p>
          </table:table-cell>
          <table:table-cell office:value-type="float" office:value="3906255">
            <text:p>3906255</text:p>
          </table:table-cell>
          <table:table-cell office:value-type="string">
            <text:p>0 h, 0 m, 0 s, 3 ms, 906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39">
            <text:p>339</text:p>
          </table:table-cell>
          <table:table-cell office:value-type="float" office:value="5129146">
            <text:p>5129146</text:p>
          </table:table-cell>
          <table:table-cell office:value-type="string">
            <text:p>0 h, 0 m, 0 s, 5 ms, 12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office:value-type="float" office:value="7465430">
            <text:p>7465430</text:p>
          </table:table-cell>
          <table:table-cell office:value-type="string">
            <text:p>0 h, 0 m, 0 s, 7 ms, 465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210">
            <text:p>210</text:p>
          </table:table-cell>
          <table:table-cell office:value-type="float" office:value="4736215">
            <text:p>4736215</text:p>
          </table:table-cell>
          <table:table-cell office:value-type="string">
            <text:p>0 h, 0 m, 0 s, 4 ms, 73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2259075050">
            <text:p>2259075050</text:p>
          </table:table-cell>
          <table:table-cell office:value-type="string">
            <text:p>0 h, 0 m, 2 s, 259 ms, 75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317">
            <text:p>317</text:p>
          </table:table-cell>
          <table:table-cell office:value-type="float" office:value="5458060">
            <text:p>5458060</text:p>
          </table:table-cell>
          <table:table-cell office:value-type="string">
            <text:p>0 h, 0 m, 0 s, 5 ms, 45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438">
            <text:p>438</text:p>
          </table:table-cell>
          <table:table-cell office:value-type="float" office:value="6022520">
            <text:p>6022520</text:p>
          </table:table-cell>
          <table:table-cell office:value-type="string">
            <text:p>0 h, 0 m, 0 s, 6 ms, 2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514811">
            <text:p>64514811</text:p>
          </table:table-cell>
          <table:table-cell office:value-type="string">
            <text:p>0 h, 0 m, 0 s, 64 ms, 51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5176">
            <text:p>1265176</text:p>
          </table:table-cell>
          <table:table-cell office:value-type="string">
            <text:p>0 h, 0 m, 0 s, 1 ms, 265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59">
            <text:p>1059</text:p>
          </table:table-cell>
          <table:table-cell office:value-type="float" office:value="315">
            <text:p>315</text:p>
          </table:table-cell>
          <table:table-cell office:value-type="float" office:value="49633415">
            <text:p>49633415</text:p>
          </table:table-cell>
          <table:table-cell office:value-type="string">
            <text:p>0 h, 0 m, 0 s, 49 ms, 63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  <table:table-cell office:value-type="float" office:value="213">
            <text:p>213</text:p>
          </table:table-cell>
          <table:table-cell office:value-type="float" office:value="5491658">
            <text:p>5491658</text:p>
          </table:table-cell>
          <table:table-cell office:value-type="string">
            <text:p>0 h, 0 m, 0 s, 5 ms, 49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759481">
            <text:p>2759481</text:p>
          </table:table-cell>
          <table:table-cell office:value-type="string">
            <text:p>0 h, 0 m, 0 s, 2 ms, 759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249">
            <text:p>1249</text:p>
          </table:table-cell>
          <table:table-cell office:value-type="float" office:value="255">
            <text:p>255</text:p>
          </table:table-cell>
          <table:table-cell office:value-type="float" office:value="42308655">
            <text:p>42308655</text:p>
          </table:table-cell>
          <table:table-cell office:value-type="string">
            <text:p>0 h, 0 m, 0 s, 42 ms, 308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28358">
            <text:p>128358</text:p>
          </table:table-cell>
          <table:table-cell office:value-type="float" office:value="629">
            <text:p>629</text:p>
          </table:table-cell>
          <table:table-cell office:value-type="float" office:value="15757798369">
            <text:p>15757798369</text:p>
          </table:table-cell>
          <table:table-cell office:value-type="string">
            <text:p>0 h, 0 m, 15 s, 757 ms, 79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420">
            <text:p>420</text:p>
          </table:table-cell>
          <table:table-cell office:value-type="float" office:value="3898128">
            <text:p>3898128</text:p>
          </table:table-cell>
          <table:table-cell office:value-type="string">
            <text:p>0 h, 0 m, 0 s, 3 ms, 898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3093430411">
            <text:p>3093430411</text:p>
          </table:table-cell>
          <table:table-cell office:value-type="string">
            <text:p>0 h, 0 m, 3 s, 93 ms, 430µs</text:p>
          </table:table-cell>
        </table:table-row>
      </table:table>
      <table:table table:name="Window Permutation k=5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25">
            <text:p>1025</text:p>
          </table:table-cell>
          <table:table-cell office:value-type="float" office:value="552">
            <text:p>552</text:p>
          </table:table-cell>
          <table:table-cell office:value-type="float" office:value="121366898">
            <text:p>121366898</text:p>
          </table:table-cell>
          <table:table-cell office:value-type="string">
            <text:p>0 h, 0 m, 0 s, 121 ms, 366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250">
            <text:p>250</text:p>
          </table:table-cell>
          <table:table-cell office:value-type="float" office:value="6754246">
            <text:p>6754246</text:p>
          </table:table-cell>
          <table:table-cell office:value-type="string">
            <text:p>0 h, 0 m, 0 s, 6 ms, 754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float" office:value="2302871">
            <text:p>2302871</text:p>
          </table:table-cell>
          <table:table-cell office:value-type="string">
            <text:p>0 h, 0 m, 0 s, 2 ms, 30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1706197">
            <text:p>1706197</text:p>
          </table:table-cell>
          <table:table-cell office:value-type="string">
            <text:p>0 h, 0 m, 0 s, 1 ms, 706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220">
            <text:p>220</text:p>
          </table:table-cell>
          <table:table-cell office:value-type="float" office:value="2802194">
            <text:p>2802194</text:p>
          </table:table-cell>
          <table:table-cell office:value-type="string">
            <text:p>0 h, 0 m, 0 s, 2 ms, 80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28527">
            <text:p>28527</text:p>
          </table:table-cell>
          <table:table-cell office:value-type="float" office:value="788">
            <text:p>788</text:p>
          </table:table-cell>
          <table:table-cell office:value-type="float" office:value="12763319258">
            <text:p>12763319258</text:p>
          </table:table-cell>
          <table:table-cell office:value-type="string">
            <text:p>0 h, 0 m, 12 s, 763 ms, 319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411">
            <text:p>411</text:p>
          </table:table-cell>
          <table:table-cell office:value-type="float" office:value="9200611">
            <text:p>9200611</text:p>
          </table:table-cell>
          <table:table-cell office:value-type="string">
            <text:p>0 h, 0 m, 0 s, 9 ms, 200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492">
            <text:p>492</text:p>
          </table:table-cell>
          <table:table-cell office:value-type="float" office:value="5103707">
            <text:p>5103707</text:p>
          </table:table-cell>
          <table:table-cell office:value-type="string">
            <text:p>0 h, 0 m, 0 s, 5 ms, 103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81">
            <text:p>281</text:p>
          </table:table-cell>
          <table:table-cell office:value-type="float" office:value="4983628">
            <text:p>4983628</text:p>
          </table:table-cell>
          <table:table-cell office:value-type="string">
            <text:p>0 h, 0 m, 0 s, 4 ms, 98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980401610">
            <text:p>3980401610</text:p>
          </table:table-cell>
          <table:table-cell office:value-type="string">
            <text:p>0 h, 0 m, 3 s, 980 ms, 401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291">
            <text:p>291</text:p>
          </table:table-cell>
          <table:table-cell office:value-type="float" office:value="631">
            <text:p>631</text:p>
          </table:table-cell>
          <table:table-cell office:value-type="float" office:value="16276292">
            <text:p>16276292</text:p>
          </table:table-cell>
          <table:table-cell office:value-type="string">
            <text:p>0 h, 0 m, 0 s, 16 ms, 276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float" office:value="2679042">
            <text:p>2679042</text:p>
          </table:table-cell>
          <table:table-cell office:value-type="string">
            <text:p>0 h, 0 m, 0 s, 2 ms, 679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49">
            <text:p>549</text:p>
          </table:table-cell>
          <table:table-cell office:value-type="float" office:value="6790179">
            <text:p>6790179</text:p>
          </table:table-cell>
          <table:table-cell office:value-type="string">
            <text:p>0 h, 0 m, 0 s, 6 ms, 790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84">
            <text:p>184</text:p>
          </table:table-cell>
          <table:table-cell office:value-type="float" office:value="312">
            <text:p>312</text:p>
          </table:table-cell>
          <table:table-cell office:value-type="float" office:value="9023688">
            <text:p>9023688</text:p>
          </table:table-cell>
          <table:table-cell office:value-type="string">
            <text:p>0 h, 0 m, 0 s, 9 ms, 2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324">
            <text:p>324</text:p>
          </table:table-cell>
          <table:table-cell office:value-type="float" office:value="4866101">
            <text:p>4866101</text:p>
          </table:table-cell>
          <table:table-cell office:value-type="string">
            <text:p>0 h, 0 m, 0 s, 4 ms, 86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875764262">
            <text:p>3875764262</text:p>
          </table:table-cell>
          <table:table-cell office:value-type="string">
            <text:p>0 h, 0 m, 3 s, 875 ms, 764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508">
            <text:p>508</text:p>
          </table:table-cell>
          <table:table-cell office:value-type="float" office:value="6026052">
            <text:p>6026052</text:p>
          </table:table-cell>
          <table:table-cell office:value-type="string">
            <text:p>0 h, 0 m, 0 s, 6 ms, 26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712">
            <text:p>712</text:p>
          </table:table-cell>
          <table:table-cell office:value-type="float" office:value="7162165">
            <text:p>7162165</text:p>
          </table:table-cell>
          <table:table-cell office:value-type="string">
            <text:p>0 h, 0 m, 0 s, 7 ms, 16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328900">
            <text:p>103328900</text:p>
          </table:table-cell>
          <table:table-cell office:value-type="string">
            <text:p>0 h, 0 m, 0 s, 103 ms, 328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6953">
            <text:p>1076953</text:p>
          </table:table-cell>
          <table:table-cell office:value-type="string">
            <text:p>0 h, 0 m, 0 s, 1 ms, 7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21">
            <text:p>1021</text:p>
          </table:table-cell>
          <table:table-cell office:value-type="float" office:value="511">
            <text:p>511</text:p>
          </table:table-cell>
          <table:table-cell office:value-type="float" office:value="65451469">
            <text:p>65451469</text:p>
          </table:table-cell>
          <table:table-cell office:value-type="string">
            <text:p>0 h, 0 m, 0 s, 65 ms, 45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350">
            <text:p>350</text:p>
          </table:table-cell>
          <table:table-cell office:value-type="float" office:value="5720500">
            <text:p>5720500</text:p>
          </table:table-cell>
          <table:table-cell office:value-type="string">
            <text:p>0 h, 0 m, 0 s, 5 ms, 720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380">
            <text:p>380</text:p>
          </table:table-cell>
          <table:table-cell office:value-type="float" office:value="2471417">
            <text:p>2471417</text:p>
          </table:table-cell>
          <table:table-cell office:value-type="string">
            <text:p>0 h, 0 m, 0 s, 2 ms, 471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169">
            <text:p>1169</text:p>
          </table:table-cell>
          <table:table-cell office:value-type="float" office:value="407">
            <text:p>407</text:p>
          </table:table-cell>
          <table:table-cell office:value-type="float" office:value="49204537">
            <text:p>49204537</text:p>
          </table:table-cell>
          <table:table-cell office:value-type="string">
            <text:p>0 h, 0 m, 0 s, 49 ms, 204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022">
            <text:p>1022</text:p>
          </table:table-cell>
          <table:table-cell office:value-type="float" office:value="30930623758">
            <text:p>30930623758</text:p>
          </table:table-cell>
          <table:table-cell office:value-type="string">
            <text:p>0 h, 0 m, 30 s, 930 ms, 623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684">
            <text:p>684</text:p>
          </table:table-cell>
          <table:table-cell office:value-type="float" office:value="3804125">
            <text:p>3804125</text:p>
          </table:table-cell>
          <table:table-cell office:value-type="string">
            <text:p>0 h, 0 m, 0 s, 3 ms, 80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611464227">
            <text:p>3611464227</text:p>
          </table:table-cell>
          <table:table-cell office:value-type="string">
            <text:p>0 h, 0 m, 3 s, 611 ms, 464µs</text:p>
          </table:table-cell>
        </table:table-row>
      </table:table>
      <table:table table:name="RandomSwapper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8" table:number-rows-spanned="1">
            <text:p>Random Swapper seed=10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144">
            <text:p>144</text:p>
          </table:table-cell>
          <table:table-cell office:value-type="float" office:value="199338316">
            <text:p>199338316</text:p>
          </table:table-cell>
          <table:table-cell office:value-type="string">
            <text:p>0 h, 0 m, 0 s, 199 ms, 338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6252924">
            <text:p>16252924</text:p>
          </table:table-cell>
          <table:table-cell office:value-type="string">
            <text:p>0 h, 0 m, 0 s, 16 ms, 252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4657634">
            <text:p>4657634</text:p>
          </table:table-cell>
          <table:table-cell office:value-type="string">
            <text:p>0 h, 0 m, 0 s, 4 ms, 657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4969101">
            <text:p>4969101</text:p>
          </table:table-cell>
          <table:table-cell office:value-type="string">
            <text:p>0 h, 0 m, 0 s, 4 ms, 969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float" office:value="6172642">
            <text:p>6172642</text:p>
          </table:table-cell>
          <table:table-cell office:value-type="string">
            <text:p>0 h, 0 m, 0 s, 6 ms, 17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1229">
            <text:p>31229</text:p>
          </table:table-cell>
          <table:table-cell office:value-type="float" office:value="128">
            <text:p>128</text:p>
          </table:table-cell>
          <table:table-cell office:value-type="float" office:value="1746784493">
            <text:p>1746784493</text:p>
          </table:table-cell>
          <table:table-cell office:value-type="string">
            <text:p>0 h, 0 m, 1 s, 746 ms, 78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764582">
            <text:p>1764582</text:p>
          </table:table-cell>
          <table:table-cell office:value-type="string">
            <text:p>0 h, 0 m, 0 s, 1 ms, 76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float" office:value="1694580">
            <text:p>1694580</text:p>
          </table:table-cell>
          <table:table-cell office:value-type="string">
            <text:p>0 h, 0 m, 0 s, 1 ms, 694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float" office:value="2154026">
            <text:p>2154026</text:p>
          </table:table-cell>
          <table:table-cell office:value-type="string">
            <text:p>0 h, 0 m, 0 s, 2 ms, 15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763">
            <text:p>32763</text:p>
          </table:table-cell>
          <table:table-cell office:value-type="float" office:value="125">
            <text:p>125</text:p>
          </table:table-cell>
          <table:table-cell office:value-type="float" office:value="1318933576">
            <text:p>1318933576</text:p>
          </table:table-cell>
          <table:table-cell office:value-type="string">
            <text:p>0 h, 0 m, 1 s, 318 ms, 93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94">
            <text:p>294</text:p>
          </table:table-cell>
          <table:table-cell office:value-type="float" office:value="128">
            <text:p>128</text:p>
          </table:table-cell>
          <table:table-cell office:value-type="float" office:value="6054993">
            <text:p>6054993</text:p>
          </table:table-cell>
          <table:table-cell office:value-type="string">
            <text:p>0 h, 0 m, 0 s, 6 ms, 54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float" office:value="3161787">
            <text:p>3161787</text:p>
          </table:table-cell>
          <table:table-cell office:value-type="string">
            <text:p>0 h, 0 m, 0 s, 3 ms, 161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989484">
            <text:p>1989484</text:p>
          </table:table-cell>
          <table:table-cell office:value-type="string">
            <text:p>0 h, 0 m, 0 s, 1 ms, 98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103">
            <text:p>103</text:p>
          </table:table-cell>
          <table:table-cell office:value-type="float" office:value="6967695">
            <text:p>6967695</text:p>
          </table:table-cell>
          <table:table-cell office:value-type="string">
            <text:p>0 h, 0 m, 0 s, 6 ms, 967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3125312">
            <text:p>3125312</text:p>
          </table:table-cell>
          <table:table-cell office:value-type="string">
            <text:p>0 h, 0 m, 0 s, 3 ms, 125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20477">
            <text:p>20477</text:p>
          </table:table-cell>
          <table:table-cell office:value-type="float" office:value="107">
            <text:p>107</text:p>
          </table:table-cell>
          <table:table-cell office:value-type="float" office:value="1116478164">
            <text:p>1116478164</text:p>
          </table:table-cell>
          <table:table-cell office:value-type="string">
            <text:p>0 h, 0 m, 1 s, 116 ms, 478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2197132">
            <text:p>2197132</text:p>
          </table:table-cell>
          <table:table-cell office:value-type="string">
            <text:p>0 h, 0 m, 0 s, 2 ms, 197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713605">
            <text:p>713605</text:p>
          </table:table-cell>
          <table:table-cell office:value-type="string">
            <text:p>0 h, 0 m, 0 s, 0 ms, 713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120">
            <text:p>120</text:p>
          </table:table-cell>
          <table:table-cell office:value-type="float" office:value="2203659">
            <text:p>2203659</text:p>
          </table:table-cell>
          <table:table-cell office:value-type="string">
            <text:p>0 h, 0 m, 0 s, 2 ms, 203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324348288">
            <text:p>324348288</text:p>
          </table:table-cell>
          <table:table-cell office:value-type="string">
            <text:p>0 h, 0 m, 0 s, 324 ms, 348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6798">
            <text:p>616798</text:p>
          </table:table-cell>
          <table:table-cell office:value-type="string">
            <text:p>0 h, 0 m, 0 s, 0 ms, 61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1069">
            <text:p>1069</text:p>
          </table:table-cell>
          <table:table-cell office:value-type="float" office:value="123">
            <text:p>123</text:p>
          </table:table-cell>
          <table:table-cell office:value-type="float" office:value="25454440">
            <text:p>25454440</text:p>
          </table:table-cell>
          <table:table-cell office:value-type="string">
            <text:p>0 h, 0 m, 0 s, 25 ms, 454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136">
            <text:p>136</text:p>
          </table:table-cell>
          <table:table-cell office:value-type="float" office:value="91">
            <text:p>91</text:p>
          </table:table-cell>
          <table:table-cell office:value-type="float" office:value="3272573">
            <text:p>3272573</text:p>
          </table:table-cell>
          <table:table-cell office:value-type="string">
            <text:p>0 h, 0 m, 0 s, 3 ms, 272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852399">
            <text:p>1852399</text:p>
          </table:table-cell>
          <table:table-cell office:value-type="string">
            <text:p>0 h, 0 m, 0 s, 1 ms, 852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824">
            <text:p>824</text:p>
          </table:table-cell>
          <table:table-cell office:value-type="float" office:value="97">
            <text:p>97</text:p>
          </table:table-cell>
          <table:table-cell office:value-type="float" office:value="15147696">
            <text:p>15147696</text:p>
          </table:table-cell>
          <table:table-cell office:value-type="string">
            <text:p>0 h, 0 m, 0 s, 15 ms, 147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44">
            <text:p>144</text:p>
          </table:table-cell>
          <table:table-cell office:value-type="float" office:value="3263921292">
            <text:p>3263921292</text:p>
          </table:table-cell>
          <table:table-cell office:value-type="string">
            <text:p>0 h, 0 m, 3 s, 263 ms, 921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1535869">
            <text:p>1535869</text:p>
          </table:table-cell>
          <table:table-cell office:value-type="string">
            <text:p>0 h, 0 m, 0 s, 1 ms, 53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23">
            <text:p>123</text:p>
          </table:table-cell>
          <table:table-cell office:value-type="float" office:value="1211685977">
            <text:p>1211685977</text:p>
          </table:table-cell>
          <table:table-cell office:value-type="string">
            <text:p>0 h, 0 m, 1 s, 211 ms, 685µ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Random Swapper seed=327489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1103">
            <text:p>1103</text:p>
          </table:table-cell>
          <table:table-cell office:value-type="float" office:value="333590686">
            <text:p>333590686</text:p>
          </table:table-cell>
          <table:table-cell office:value-type="string">
            <text:p>0 h, 0 m, 0 s, 333 ms, 590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1029">
            <text:p>1029</text:p>
          </table:table-cell>
          <table:table-cell office:value-type="float" office:value="26024176">
            <text:p>26024176</text:p>
          </table:table-cell>
          <table:table-cell office:value-type="string">
            <text:p>0 h, 0 m, 0 s, 26 ms, 24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4">
            <text:p>1004</text:p>
          </table:table-cell>
          <table:table-cell office:value-type="float" office:value="11605212">
            <text:p>11605212</text:p>
          </table:table-cell>
          <table:table-cell office:value-type="string">
            <text:p>0 h, 0 m, 0 s, 11 ms, 605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954">
            <text:p>954</text:p>
          </table:table-cell>
          <table:table-cell office:value-type="float" office:value="10915242">
            <text:p>10915242</text:p>
          </table:table-cell>
          <table:table-cell office:value-type="string">
            <text:p>0 h, 0 m, 0 s, 10 ms, 915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4">
            <text:p>1004</text:p>
          </table:table-cell>
          <table:table-cell office:value-type="float" office:value="13868185">
            <text:p>13868185</text:p>
          </table:table-cell>
          <table:table-cell office:value-type="string">
            <text:p>0 h, 0 m, 0 s, 13 ms, 868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2660">
            <text:p>32660</text:p>
          </table:table-cell>
          <table:table-cell office:value-type="float" office:value="1120">
            <text:p>1120</text:p>
          </table:table-cell>
          <table:table-cell office:value-type="float" office:value="31576249399">
            <text:p>31576249399</text:p>
          </table:table-cell>
          <table:table-cell office:value-type="string">
            <text:p>0 h, 0 m, 31 s, 576 ms, 249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571">
            <text:p>571</text:p>
          </table:table-cell>
          <table:table-cell office:value-type="float" office:value="8884170">
            <text:p>8884170</text:p>
          </table:table-cell>
          <table:table-cell office:value-type="string">
            <text:p>0 h, 0 m, 0 s, 8 ms, 88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790">
            <text:p>790</text:p>
          </table:table-cell>
          <table:table-cell office:value-type="float" office:value="7535836">
            <text:p>7535836</text:p>
          </table:table-cell>
          <table:table-cell office:value-type="string">
            <text:p>0 h, 0 m, 0 s, 7 ms, 535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021">
            <text:p>1021</text:p>
          </table:table-cell>
          <table:table-cell office:value-type="float" office:value="13078447">
            <text:p>13078447</text:p>
          </table:table-cell>
          <table:table-cell office:value-type="string">
            <text:p>0 h, 0 m, 0 s, 13 ms, 7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39">
            <text:p>3239</text:p>
          </table:table-cell>
          <table:table-cell office:value-type="float" office:value="1050">
            <text:p>1050</text:p>
          </table:table-cell>
          <table:table-cell office:value-type="float" office:value="3420474539">
            <text:p>3420474539</text:p>
          </table:table-cell>
          <table:table-cell office:value-type="string">
            <text:p>0 h, 0 m, 3 s, 420 ms, 474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 office:value-type="float" office:value="1023">
            <text:p>1023</text:p>
          </table:table-cell>
          <table:table-cell office:value-type="float" office:value="24775195">
            <text:p>24775195</text:p>
          </table:table-cell>
          <table:table-cell office:value-type="string">
            <text:p>0 h, 0 m, 0 s, 24 ms, 77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32">
            <text:p>1032</text:p>
          </table:table-cell>
          <table:table-cell office:value-type="float" office:value="8364548">
            <text:p>8364548</text:p>
          </table:table-cell>
          <table:table-cell office:value-type="string">
            <text:p>0 h, 0 m, 0 s, 8 ms, 364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40">
            <text:p>40</text:p>
          </table:table-cell>
          <table:table-cell office:value-type="float" office:value="656">
            <text:p>656</text:p>
          </table:table-cell>
          <table:table-cell office:value-type="float" office:value="5593898">
            <text:p>5593898</text:p>
          </table:table-cell>
          <table:table-cell office:value-type="string">
            <text:p>0 h, 0 m, 0 s, 5 ms, 593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1041">
            <text:p>1041</text:p>
          </table:table-cell>
          <table:table-cell office:value-type="float" office:value="24258603">
            <text:p>24258603</text:p>
          </table:table-cell>
          <table:table-cell office:value-type="string">
            <text:p>0 h, 0 m, 0 s, 24 ms, 258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041">
            <text:p>1041</text:p>
          </table:table-cell>
          <table:table-cell office:value-type="float" office:value="12920566">
            <text:p>12920566</text:p>
          </table:table-cell>
          <table:table-cell office:value-type="string">
            <text:p>0 h, 0 m, 0 s, 12 ms, 920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077">
            <text:p>3077</text:p>
          </table:table-cell>
          <table:table-cell office:value-type="float" office:value="1046">
            <text:p>1046</text:p>
          </table:table-cell>
          <table:table-cell office:value-type="float" office:value="3038266877">
            <text:p>3038266877</text:p>
          </table:table-cell>
          <table:table-cell office:value-type="string">
            <text:p>0 h, 0 m, 3 s, 38 ms, 266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090">
            <text:p>1090</text:p>
          </table:table-cell>
          <table:table-cell office:value-type="float" office:value="11590377">
            <text:p>11590377</text:p>
          </table:table-cell>
          <table:table-cell office:value-type="string">
            <text:p>0 h, 0 m, 0 s, 11 ms, 590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94">
            <text:p>694</text:p>
          </table:table-cell>
          <table:table-cell office:value-type="float" office:value="3585385">
            <text:p>3585385</text:p>
          </table:table-cell>
          <table:table-cell office:value-type="string">
            <text:p>0 h, 0 m, 0 s, 3 ms, 585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998">
            <text:p>998</text:p>
          </table:table-cell>
          <table:table-cell office:value-type="float" office:value="8824209">
            <text:p>8824209</text:p>
          </table:table-cell>
          <table:table-cell office:value-type="string">
            <text:p>0 h, 0 m, 0 s, 8 ms, 82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5657211">
            <text:p>215657211</text:p>
          </table:table-cell>
          <table:table-cell office:value-type="string">
            <text:p>0 h, 0 m, 0 s, 215 ms, 657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4648">
            <text:p>2234648</text:p>
          </table:table-cell>
          <table:table-cell office:value-type="string">
            <text:p>0 h, 0 m, 0 s, 2 ms, 234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400">
            <text:p>400</text:p>
          </table:table-cell>
          <table:table-cell office:value-type="float" office:value="942">
            <text:p>942</text:p>
          </table:table-cell>
          <table:table-cell office:value-type="float" office:value="109309669">
            <text:p>109309669</text:p>
          </table:table-cell>
          <table:table-cell office:value-type="string">
            <text:p>0 h, 0 m, 0 s, 109 ms, 30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896">
            <text:p>896</text:p>
          </table:table-cell>
          <table:table-cell office:value-type="float" office:value="13095868">
            <text:p>13095868</text:p>
          </table:table-cell>
          <table:table-cell office:value-type="string">
            <text:p>0 h, 0 m, 0 s, 13 ms, 95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62">
            <text:p>1062</text:p>
          </table:table-cell>
          <table:table-cell office:value-type="float" office:value="13728867">
            <text:p>13728867</text:p>
          </table:table-cell>
          <table:table-cell office:value-type="string">
            <text:p>0 h, 0 m, 0 s, 13 ms, 728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306">
            <text:p>306</text:p>
          </table:table-cell>
          <table:table-cell office:value-type="float" office:value="974">
            <text:p>974</text:p>
          </table:table-cell>
          <table:table-cell office:value-type="float" office:value="59613805">
            <text:p>59613805</text:p>
          </table:table-cell>
          <table:table-cell office:value-type="string">
            <text:p>0 h, 0 m, 0 s, 59 ms, 61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office:value-type="float" office:value="134270">
            <text:p>134270</text:p>
          </table:table-cell>
          <table:table-cell office:value-type="float" office:value="131320">
            <text:p>131320</text:p>
          </table:table-cell>
          <table:table-cell office:value-type="float" office:value="1159">
            <text:p>1159</text:p>
          </table:table-cell>
          <table:table-cell office:value-type="float" office:value="48541524525">
            <text:p>48541524525</text:p>
          </table:table-cell>
          <table:table-cell office:value-type="string">
            <text:p>0 h, 0 m, 48 s, 541 ms, 524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12">
            <text:p>1012</text:p>
          </table:table-cell>
          <table:table-cell office:value-type="float" office:value="5514642">
            <text:p>5514642</text:p>
          </table:table-cell>
          <table:table-cell office:value-type="string">
            <text:p>0 h, 0 m, 0 s, 5 ms, 51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077">
            <text:p>3077</text:p>
          </table:table-cell>
          <table:table-cell office:value-type="float" office:value="1046">
            <text:p>1046</text:p>
          </table:table-cell>
          <table:table-cell office:value-type="float" office:value="2981775611">
            <text:p>2981775611</text:p>
          </table:table-cell>
          <table:table-cell office:value-type="string">
            <text:p>0 h, 0 m, 2 s, 981 ms, 775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Random Swapper seed=121481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office:value-type="float" office:value="1099">
            <text:p>1099</text:p>
          </table:table-cell>
          <table:table-cell office:value-type="float" office:value="1039">
            <text:p>1039</text:p>
          </table:table-cell>
          <table:table-cell office:value-type="float" office:value="1067">
            <text:p>1067</text:p>
          </table:table-cell>
          <table:table-cell office:value-type="float" office:value="263181650">
            <text:p>263181650</text:p>
          </table:table-cell>
          <table:table-cell office:value-type="string">
            <text:p>0 h, 0 m, 0 s, 263 ms, 181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999">
            <text:p>999</text:p>
          </table:table-cell>
          <table:table-cell office:value-type="float" office:value="22880794">
            <text:p>22880794</text:p>
          </table:table-cell>
          <table:table-cell office:value-type="string">
            <text:p>0 h, 0 m, 0 s, 22 ms, 880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8">
            <text:p>1008</text:p>
          </table:table-cell>
          <table:table-cell office:value-type="float" office:value="10266677">
            <text:p>10266677</text:p>
          </table:table-cell>
          <table:table-cell office:value-type="string">
            <text:p>0 h, 0 m, 0 s, 10 ms, 266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3635829">
            <text:p>13635829</text:p>
          </table:table-cell>
          <table:table-cell office:value-type="string">
            <text:p>0 h, 0 m, 0 s, 13 ms, 635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8">
            <text:p>1008</text:p>
          </table:table-cell>
          <table:table-cell office:value-type="float" office:value="12280162">
            <text:p>12280162</text:p>
          </table:table-cell>
          <table:table-cell office:value-type="string">
            <text:p>0 h, 0 m, 0 s, 12 ms, 28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4410">
            <text:p>34410</text:p>
          </table:table-cell>
          <table:table-cell office:value-type="float" office:value="1086">
            <text:p>1086</text:p>
          </table:table-cell>
          <table:table-cell office:value-type="float" office:value="23566216393">
            <text:p>23566216393</text:p>
          </table:table-cell>
          <table:table-cell office:value-type="string">
            <text:p>0 h, 0 m, 23 s, 566 ms, 216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525">
            <text:p>525</text:p>
          </table:table-cell>
          <table:table-cell office:value-type="float" office:value="7872050">
            <text:p>7872050</text:p>
          </table:table-cell>
          <table:table-cell office:value-type="string">
            <text:p>0 h, 0 m, 0 s, 7 ms, 87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778">
            <text:p>778</text:p>
          </table:table-cell>
          <table:table-cell office:value-type="float" office:value="6163806">
            <text:p>6163806</text:p>
          </table:table-cell>
          <table:table-cell office:value-type="string">
            <text:p>0 h, 0 m, 0 s, 6 ms, 163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1013">
            <text:p>1013</text:p>
          </table:table-cell>
          <table:table-cell office:value-type="float" office:value="10778815">
            <text:p>10778815</text:p>
          </table:table-cell>
          <table:table-cell office:value-type="string">
            <text:p>0 h, 0 m, 0 s, 10 ms, 77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1767">
            <text:p>1767</text:p>
          </table:table-cell>
          <table:table-cell office:value-type="float" office:value="986">
            <text:p>986</text:p>
          </table:table-cell>
          <table:table-cell office:value-type="float" office:value="3678817465">
            <text:p>3678817465</text:p>
          </table:table-cell>
          <table:table-cell office:value-type="string">
            <text:p>0 h, 0 m, 3 s, 678 ms, 817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  <table:table-cell office:value-type="float" office:value="1040">
            <text:p>1040</text:p>
          </table:table-cell>
          <table:table-cell office:value-type="float" office:value="26283961">
            <text:p>26283961</text:p>
          </table:table-cell>
          <table:table-cell office:value-type="string">
            <text:p>0 h, 0 m, 0 s, 26 ms, 283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6">
            <text:p>1006</text:p>
          </table:table-cell>
          <table:table-cell office:value-type="float" office:value="8515653">
            <text:p>8515653</text:p>
          </table:table-cell>
          <table:table-cell office:value-type="string">
            <text:p>0 h, 0 m, 0 s, 8 ms, 51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1">
            <text:p>691</text:p>
          </table:table-cell>
          <table:table-cell office:value-type="float" office:value="5819510">
            <text:p>5819510</text:p>
          </table:table-cell>
          <table:table-cell office:value-type="string">
            <text:p>0 h, 0 m, 0 s, 5 ms, 81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48">
            <text:p>148</text:p>
          </table:table-cell>
          <table:table-cell office:value-type="float" office:value="1049">
            <text:p>1049</text:p>
          </table:table-cell>
          <table:table-cell office:value-type="float" office:value="27644919">
            <text:p>27644919</text:p>
          </table:table-cell>
          <table:table-cell office:value-type="string">
            <text:p>0 h, 0 m, 0 s, 27 ms, 644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86">
            <text:p>86</text:p>
          </table:table-cell>
          <table:table-cell office:value-type="float" office:value="1018">
            <text:p>1018</text:p>
          </table:table-cell>
          <table:table-cell office:value-type="float" office:value="13293146">
            <text:p>13293146</text:p>
          </table:table-cell>
          <table:table-cell office:value-type="string">
            <text:p>0 h, 0 m, 0 s, 13 ms, 293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1575">
            <text:p>1575</text:p>
          </table:table-cell>
          <table:table-cell office:value-type="float" office:value="991">
            <text:p>991</text:p>
          </table:table-cell>
          <table:table-cell office:value-type="float" office:value="3339970602">
            <text:p>3339970602</text:p>
          </table:table-cell>
          <table:table-cell office:value-type="string">
            <text:p>0 h, 0 m, 3 s, 339 ms, 97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1084">
            <text:p>1084</text:p>
          </table:table-cell>
          <table:table-cell office:value-type="float" office:value="13762946">
            <text:p>13762946</text:p>
          </table:table-cell>
          <table:table-cell office:value-type="string">
            <text:p>0 h, 0 m, 0 s, 13 ms, 762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3801629">
            <text:p>3801629</text:p>
          </table:table-cell>
          <table:table-cell office:value-type="string">
            <text:p>0 h, 0 m, 0 s, 3 ms, 80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994">
            <text:p>994</text:p>
          </table:table-cell>
          <table:table-cell office:value-type="float" office:value="10724528">
            <text:p>10724528</text:p>
          </table:table-cell>
          <table:table-cell office:value-type="string">
            <text:p>0 h, 0 m, 0 s, 10 ms, 72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7912221">
            <text:p>207912221</text:p>
          </table:table-cell>
          <table:table-cell office:value-type="string">
            <text:p>0 h, 0 m, 0 s, 207 ms, 912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3151">
            <text:p>2243151</text:p>
          </table:table-cell>
          <table:table-cell office:value-type="string">
            <text:p>0 h, 0 m, 0 s, 2 ms, 243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789">
            <text:p>789</text:p>
          </table:table-cell>
          <table:table-cell office:value-type="float" office:value="1036">
            <text:p>1036</text:p>
          </table:table-cell>
          <table:table-cell office:value-type="float" office:value="130434080">
            <text:p>130434080</text:p>
          </table:table-cell>
          <table:table-cell office:value-type="string">
            <text:p>0 h, 0 m, 0 s, 130 ms, 434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889">
            <text:p>889</text:p>
          </table:table-cell>
          <table:table-cell office:value-type="float" office:value="13290938">
            <text:p>13290938</text:p>
          </table:table-cell>
          <table:table-cell office:value-type="string">
            <text:p>0 h, 0 m, 0 s, 13 ms, 290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34">
            <text:p>1034</text:p>
          </table:table-cell>
          <table:table-cell office:value-type="float" office:value="10121897">
            <text:p>10121897</text:p>
          </table:table-cell>
          <table:table-cell office:value-type="string">
            <text:p>0 h, 0 m, 0 s, 10 ms, 121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442">
            <text:p>442</text:p>
          </table:table-cell>
          <table:table-cell office:value-type="float" office:value="972">
            <text:p>972</text:p>
          </table:table-cell>
          <table:table-cell office:value-type="float" office:value="59983368">
            <text:p>59983368</text:p>
          </table:table-cell>
          <table:table-cell office:value-type="string">
            <text:p>0 h, 0 m, 0 s, 59 ms, 98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124">
            <text:p>1124</text:p>
          </table:table-cell>
          <table:table-cell office:value-type="float" office:value="53077281311">
            <text:p>53077281311</text:p>
          </table:table-cell>
          <table:table-cell office:value-type="string">
            <text:p>0 h, 0 m, 53 s, 77 ms, 281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986">
            <text:p>986</text:p>
          </table:table-cell>
          <table:table-cell office:value-type="float" office:value="5355910">
            <text:p>5355910</text:p>
          </table:table-cell>
          <table:table-cell office:value-type="string">
            <text:p>0 h, 0 m, 0 s, 5 ms, 35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2023">
            <text:p>2023</text:p>
          </table:table-cell>
          <table:table-cell office:value-type="float" office:value="977">
            <text:p>977</text:p>
          </table:table-cell>
          <table:table-cell office:value-type="float" office:value="3558245418">
            <text:p>3558245418</text:p>
          </table:table-cell>
          <table:table-cell office:value-type="string">
            <text:p>0 h, 0 m, 3 s, 558 ms, 245µ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netic Algorithm (pop=5, Ngen=10)" table:style-name="ta1">
        <table:table-column table:style-name="co3" table:number-columns-repeated="7" table:default-cell-style-name="Default"/>
        <table:table-column table:style-name="co8" table:default-cell-style-name="Default"/>
        <table:table-row table:style-name="ro3">
          <table:table-cell table:style-name="ce1" office:value-type="string" table:number-columns-spanned="8" table:number-rows-spanned="1">
            <text:p>Genetic Algorithm: random_seed=10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096">
            <text:p>5096</text:p>
          </table:table-cell>
          <table:table-cell office:value-type="float" office:value="66138412482">
            <text:p>66138412482</text:p>
          </table:table-cell>
          <table:table-cell office:value-type="string">
            <text:p>0 h, 1 m, 6 s, 138 ms, 412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409">
            <text:p>1409</text:p>
          </table:table-cell>
          <table:table-cell office:value-type="float" office:value="58433890">
            <text:p>58433890</text:p>
          </table:table-cell>
          <table:table-cell office:value-type="string">
            <text:p>0 h, 0 m, 0 s, 58 ms, 43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234">
            <text:p>1234</text:p>
          </table:table-cell>
          <table:table-cell office:value-type="float" office:value="11364051">
            <text:p>11364051</text:p>
          </table:table-cell>
          <table:table-cell office:value-type="string">
            <text:p>0 h, 0 m, 0 s, 11 ms, 364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59">
            <text:p>659</text:p>
          </table:table-cell>
          <table:table-cell office:value-type="float" office:value="6842332">
            <text:p>6842332</text:p>
          </table:table-cell>
          <table:table-cell office:value-type="string">
            <text:p>0 h, 0 m, 0 s, 6 ms, 842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816">
            <text:p>816</text:p>
          </table:table-cell>
          <table:table-cell office:value-type="float" office:value="20990733">
            <text:p>20990733</text:p>
          </table:table-cell>
          <table:table-cell office:value-type="string">
            <text:p>0 h, 0 m, 0 s, 20 ms, 99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203">
            <text:p>120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5440">
            <text:p>5440</text:p>
          </table:table-cell>
          <table:table-cell office:value-type="float" office:value="47598525677">
            <text:p>47598525677</text:p>
          </table:table-cell>
          <table:table-cell office:value-type="string">
            <text:p>0 h, 0 m, 47 s, 598 ms, 525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132">
            <text:p>5132</text:p>
          </table:table-cell>
          <table:table-cell office:value-type="float" office:value="14653981964">
            <text:p>14653981964</text:p>
          </table:table-cell>
          <table:table-cell office:value-type="string">
            <text:p>0 h, 0 m, 14 s, 653 ms, 981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784">
            <text:p>1784</text:p>
          </table:table-cell>
          <table:table-cell office:value-type="float" office:value="52359827">
            <text:p>52359827</text:p>
          </table:table-cell>
          <table:table-cell office:value-type="string">
            <text:p>0 h, 0 m, 0 s, 52 ms, 359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4237">
            <text:p>4237</text:p>
          </table:table-cell>
          <table:table-cell office:value-type="float" office:value="3923">
            <text:p>3923</text:p>
          </table:table-cell>
          <table:table-cell office:value-type="float" office:value="245457067551">
            <text:p>245457067551</text:p>
          </table:table-cell>
          <table:table-cell office:value-type="string">
            <text:p>0 h, 4 m, 5 s, 457 ms, 67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table:number-columns-repeated="2" office:value-type="float" office:value="311">
            <text:p>311</text:p>
          </table:table-cell>
          <table:table-cell office:value-type="float" office:value="6714">
            <text:p>6714</text:p>
          </table:table-cell>
          <table:table-cell office:value-type="float" office:value="39411931567">
            <text:p>39411931567</text:p>
          </table:table-cell>
          <table:table-cell office:value-type="string">
            <text:p>0 h, 0 m, 39 s, 411 ms, 93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2062">
            <text:p>2062</text:p>
          </table:table-cell>
          <table:table-cell office:value-type="float" office:value="91265986">
            <text:p>91265986</text:p>
          </table:table-cell>
          <table:table-cell office:value-type="string">
            <text:p>0 h, 0 m, 0 s, 91 ms, 26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6998">
            <text:p>6998</text:p>
          </table:table-cell>
          <table:table-cell office:value-type="float" office:value="15839059892">
            <text:p>15839059892</text:p>
          </table:table-cell>
          <table:table-cell office:value-type="string">
            <text:p>0 h, 0 m, 15 s, 839 ms, 5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694">
            <text:p>1694</text:p>
          </table:table-cell>
          <table:table-cell office:value-type="float" office:value="6632285612">
            <text:p>6632285612</text:p>
          </table:table-cell>
          <table:table-cell office:value-type="string">
            <text:p>0 h, 0 m, 6 s, 632 ms, 285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2099">
            <text:p>2099</text:p>
          </table:table-cell>
          <table:table-cell office:value-type="float" office:value="94017140">
            <text:p>94017140</text:p>
          </table:table-cell>
          <table:table-cell office:value-type="string">
            <text:p>0 h, 0 m, 0 s, 94 ms, 17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0365">
            <text:p>10365</text:p>
          </table:table-cell>
          <table:table-cell office:value-type="float" office:value="3302">
            <text:p>3302</text:p>
          </table:table-cell>
          <table:table-cell office:value-type="float" office:value="185628350061">
            <text:p>185628350061</text:p>
          </table:table-cell>
          <table:table-cell office:value-type="string">
            <text:p>0 h, 3 m, 5 s, 628 ms, 35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204">
            <text:p>4204</text:p>
          </table:table-cell>
          <table:table-cell office:value-type="float" office:value="8526393046">
            <text:p>8526393046</text:p>
          </table:table-cell>
          <table:table-cell office:value-type="string">
            <text:p>0 h, 0 m, 8 s, 526 ms, 393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77958">
            <text:p>377958</text:p>
          </table:table-cell>
          <table:table-cell office:value-type="string">
            <text:p>0 h, 0 m, 0 s, 0 ms, 377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9024">
            <text:p>9024</text:p>
          </table:table-cell>
          <table:table-cell office:value-type="float" office:value="7018323323">
            <text:p>7018323323</text:p>
          </table:table-cell>
          <table:table-cell office:value-type="string">
            <text:p>0 h, 0 m, 7 s, 18 ms, 323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936">
            <text:p>936</text:p>
          </table:table-cell>
          <table:table-cell office:value-type="float" office:value="3657839183">
            <text:p>3657839183</text:p>
          </table:table-cell>
          <table:table-cell office:value-type="string">
            <text:p>0 h, 0 m, 3 s, 657 ms, 83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6852">
            <text:p>1446852</text:p>
          </table:table-cell>
          <table:table-cell office:value-type="string">
            <text:p>0 h, 0 m, 0 s, 1 ms, 44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4050">
            <text:p>4050</text:p>
          </table:table-cell>
          <table:table-cell office:value-type="float" office:value="6274093045">
            <text:p>6274093045</text:p>
          </table:table-cell>
          <table:table-cell office:value-type="string">
            <text:p>0 h, 0 m, 6 s, 274 ms, 9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77">
            <text:p>77</text:p>
          </table:table-cell>
          <table:table-cell office:value-type="float" office:value="2506">
            <text:p>2506</text:p>
          </table:table-cell>
          <table:table-cell office:value-type="float" office:value="102667622">
            <text:p>102667622</text:p>
          </table:table-cell>
          <table:table-cell office:value-type="string">
            <text:p>0 h, 0 m, 0 s, 102 ms, 66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2466">
            <text:p>2466</text:p>
          </table:table-cell>
          <table:table-cell office:value-type="float" office:value="6865880214">
            <text:p>6865880214</text:p>
          </table:table-cell>
          <table:table-cell office:value-type="string">
            <text:p>0 h, 0 m, 6 s, 865 ms, 88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3111">
            <text:p>3111</text:p>
          </table:table-cell>
          <table:table-cell office:value-type="float" office:value="6424532927">
            <text:p>6424532927</text:p>
          </table:table-cell>
          <table:table-cell office:value-type="string">
            <text:p>0 h, 0 m, 6 s, 424 ms, 532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32">
            <text:p>532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486">
            <text:p>8486</text:p>
          </table:table-cell>
          <table:table-cell office:value-type="float" office:value="55751143491">
            <text:p>55751143491</text:p>
          </table:table-cell>
          <table:table-cell office:value-type="string">
            <text:p>0 h, 0 m, 55 s, 751 ms, 143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2299">
            <text:p>12299</text:p>
          </table:table-cell>
          <table:table-cell office:value-type="float" office:value="3728">
            <text:p>3728</text:p>
          </table:table-cell>
          <table:table-cell office:value-type="float" office:value="195716849400">
            <text:p>195716849400</text:p>
          </table:table-cell>
          <table:table-cell office:value-type="string">
            <text:p>0 h, 3 m, 15 s, 716 ms, 849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Genetic Algorithm: random_seed=327489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110">
            <text:p>5110</text:p>
          </table:table-cell>
          <table:table-cell office:value-type="float" office:value="24211259312">
            <text:p>24211259312</text:p>
          </table:table-cell>
          <table:table-cell office:value-type="string">
            <text:p>0 h, 0 m, 24 s, 211 ms, 259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294">
            <text:p>1294</text:p>
          </table:table-cell>
          <table:table-cell office:value-type="float" office:value="41205917">
            <text:p>41205917</text:p>
          </table:table-cell>
          <table:table-cell office:value-type="string">
            <text:p>0 h, 0 m, 0 s, 41 ms, 205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124">
            <text:p>1124</text:p>
          </table:table-cell>
          <table:table-cell office:value-type="float" office:value="13724275">
            <text:p>13724275</text:p>
          </table:table-cell>
          <table:table-cell office:value-type="string">
            <text:p>0 h, 0 m, 0 s, 13 ms, 724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52">
            <text:p>352</text:p>
          </table:table-cell>
          <table:table-cell office:value-type="float" office:value="4193109">
            <text:p>4193109</text:p>
          </table:table-cell>
          <table:table-cell office:value-type="string">
            <text:p>0 h, 0 m, 0 s, 4 ms, 193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42054">
            <text:p>1542054</text:p>
          </table:table-cell>
          <table:table-cell office:value-type="string">
            <text:p>0 h, 0 m, 0 s, 1 ms, 54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5254">
            <text:p>5254</text:p>
          </table:table-cell>
          <table:table-cell office:value-type="float" office:value="89804262385">
            <text:p>89804262385</text:p>
          </table:table-cell>
          <table:table-cell office:value-type="string">
            <text:p>0 h, 1 m, 29 s, 804 ms, 26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088">
            <text:p>5088</text:p>
          </table:table-cell>
          <table:table-cell office:value-type="float" office:value="6697897051">
            <text:p>6697897051</text:p>
          </table:table-cell>
          <table:table-cell office:value-type="string">
            <text:p>0 h, 0 m, 6 s, 697 ms, 897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558">
            <text:p>1558</text:p>
          </table:table-cell>
          <table:table-cell office:value-type="float" office:value="25574681">
            <text:p>25574681</text:p>
          </table:table-cell>
          <table:table-cell office:value-type="string">
            <text:p>0 h, 0 m, 0 s, 25 ms, 57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6375">
            <text:p>16375</text:p>
          </table:table-cell>
          <table:table-cell office:value-type="float" office:value="3618">
            <text:p>3618</text:p>
          </table:table-cell>
          <table:table-cell office:value-type="float" office:value="154486235553">
            <text:p>154486235553</text:p>
          </table:table-cell>
          <table:table-cell office:value-type="string">
            <text:p>0 h, 2 m, 34 s, 486 ms, 235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office:value-type="float" office:value="311">
            <text:p>311</text:p>
          </table:table-cell>
          <table:table-cell office:value-type="float" office:value="151">
            <text:p>151</text:p>
          </table:table-cell>
          <table:table-cell office:value-type="float" office:value="6087">
            <text:p>6087</text:p>
          </table:table-cell>
          <table:table-cell office:value-type="float" office:value="466940163">
            <text:p>466940163</text:p>
          </table:table-cell>
          <table:table-cell office:value-type="string">
            <text:p>0 h, 0 m, 0 s, 466 ms, 940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806">
            <text:p>1806</text:p>
          </table:table-cell>
          <table:table-cell office:value-type="float" office:value="74730281">
            <text:p>74730281</text:p>
          </table:table-cell>
          <table:table-cell office:value-type="string">
            <text:p>0 h, 0 m, 0 s, 74 ms, 730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5778">
            <text:p>5778</text:p>
          </table:table-cell>
          <table:table-cell office:value-type="float" office:value="830012417">
            <text:p>830012417</text:p>
          </table:table-cell>
          <table:table-cell office:value-type="string">
            <text:p>0 h, 0 m, 0 s, 830 ms, 12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53770">
            <text:p>1453770</text:p>
          </table:table-cell>
          <table:table-cell office:value-type="string">
            <text:p>0 h, 0 m, 0 s, 1 ms, 45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1">
            <text:p>111</text:p>
          </table:table-cell>
          <table:table-cell office:value-type="float" office:value="2089">
            <text:p>2089</text:p>
          </table:table-cell>
          <table:table-cell office:value-type="float" office:value="241710613">
            <text:p>241710613</text:p>
          </table:table-cell>
          <table:table-cell office:value-type="string">
            <text:p>0 h, 0 m, 0 s, 241 ms, 710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5863">
            <text:p>15863</text:p>
          </table:table-cell>
          <table:table-cell office:value-type="float" office:value="116">
            <text:p>116</text:p>
          </table:table-cell>
          <table:table-cell office:value-type="float" office:value="1363350564">
            <text:p>1363350564</text:p>
          </table:table-cell>
          <table:table-cell office:value-type="string">
            <text:p>0 h, 0 m, 1 s, 363 ms, 35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413">
            <text:p>4413</text:p>
          </table:table-cell>
          <table:table-cell office:value-type="float" office:value="1176598395">
            <text:p>1176598395</text:p>
          </table:table-cell>
          <table:table-cell office:value-type="string">
            <text:p>0 h, 0 m, 1 s, 176 ms, 59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12665">
            <text:p>412665</text:p>
          </table:table-cell>
          <table:table-cell office:value-type="string">
            <text:p>0 h, 0 m, 0 s, 0 ms, 412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6962">
            <text:p>6962</text:p>
          </table:table-cell>
          <table:table-cell office:value-type="float" office:value="2783221038">
            <text:p>2783221038</text:p>
          </table:table-cell>
          <table:table-cell office:value-type="string">
            <text:p>0 h, 0 m, 2 s, 783 ms, 221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639277">
            <text:p>66639277</text:p>
          </table:table-cell>
          <table:table-cell office:value-type="string">
            <text:p>0 h, 0 m, 0 s, 66 ms, 63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0306">
            <text:p>1650306</text:p>
          </table:table-cell>
          <table:table-cell office:value-type="string">
            <text:p>0 h, 0 m, 0 s, 1 ms, 650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5479714">
            <text:p>5479714</text:p>
          </table:table-cell>
          <table:table-cell office:value-type="string">
            <text:p>0 h, 0 m, 0 s, 5 ms, 47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81">
            <text:p>81</text:p>
          </table:table-cell>
          <table:table-cell office:value-type="float" office:value="2304">
            <text:p>2304</text:p>
          </table:table-cell>
          <table:table-cell office:value-type="float" office:value="96904971">
            <text:p>96904971</text:p>
          </table:table-cell>
          <table:table-cell office:value-type="string">
            <text:p>0 h, 0 m, 0 s, 96 ms, 904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office:value-type="float" office:value="195">
            <text:p>195</text:p>
          </table:table-cell>
          <table:table-cell office:value-type="float" office:value="216473827">
            <text:p>216473827</text:p>
          </table:table-cell>
          <table:table-cell office:value-type="string">
            <text:p>0 h, 0 m, 0 s, 216 ms, 473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333815">
            <text:p>2333815</text:p>
          </table:table-cell>
          <table:table-cell office:value-type="string">
            <text:p>0 h, 0 m, 0 s, 2 ms, 33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258">
            <text:p>8258</text:p>
          </table:table-cell>
          <table:table-cell office:value-type="float" office:value="63844805186">
            <text:p>63844805186</text:p>
          </table:table-cell>
          <table:table-cell office:value-type="string">
            <text:p>0 h, 1 m, 3 s, 844 ms, 80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5863">
            <text:p>15863</text:p>
          </table:table-cell>
          <table:table-cell office:value-type="float" office:value="116">
            <text:p>116</text:p>
          </table:table-cell>
          <table:table-cell office:value-type="float" office:value="1787035717">
            <text:p>1787035717</text:p>
          </table:table-cell>
          <table:table-cell office:value-type="string">
            <text:p>0 h, 0 m, 1 s, 787 ms, 35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Genetic Algorithm: random_seed=121481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322">
            <text:p>5322</text:p>
          </table:table-cell>
          <table:table-cell office:value-type="float" office:value="42247250184">
            <text:p>42247250184</text:p>
          </table:table-cell>
          <table:table-cell office:value-type="string">
            <text:p>0 h, 0 m, 42 s, 247 ms, 250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1557">
            <text:p>1557</text:p>
          </table:table-cell>
          <table:table-cell office:value-type="float" office:value="88257475">
            <text:p>88257475</text:p>
          </table:table-cell>
          <table:table-cell office:value-type="string">
            <text:p>0 h, 0 m, 0 s, 88 ms, 25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206">
            <text:p>1206</text:p>
          </table:table-cell>
          <table:table-cell office:value-type="float" office:value="12520081">
            <text:p>12520081</text:p>
          </table:table-cell>
          <table:table-cell office:value-type="string">
            <text:p>0 h, 0 m, 0 s, 12 ms, 52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76">
            <text:p>776</text:p>
          </table:table-cell>
          <table:table-cell office:value-type="float" office:value="7583091">
            <text:p>7583091</text:p>
          </table:table-cell>
          <table:table-cell office:value-type="string">
            <text:p>0 h, 0 m, 0 s, 7 ms, 583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54976">
            <text:p>1254976</text:p>
          </table:table-cell>
          <table:table-cell office:value-type="string">
            <text:p>0 h, 0 m, 0 s, 1 ms, 254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823">
            <text:p>182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6022">
            <text:p>6022</text:p>
          </table:table-cell>
          <table:table-cell office:value-type="float" office:value="11259522648">
            <text:p>11259522648</text:p>
          </table:table-cell>
          <table:table-cell office:value-type="string">
            <text:p>0 h, 0 m, 11 s, 259 ms, 52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432">
            <text:p>5432</text:p>
          </table:table-cell>
          <table:table-cell office:value-type="float" office:value="331560821">
            <text:p>331560821</text:p>
          </table:table-cell>
          <table:table-cell office:value-type="string">
            <text:p>0 h, 0 m, 0 s, 331 ms, 56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848">
            <text:p>1848</text:p>
          </table:table-cell>
          <table:table-cell office:value-type="float" office:value="85264057">
            <text:p>85264057</text:p>
          </table:table-cell>
          <table:table-cell office:value-type="string">
            <text:p>0 h, 0 m, 0 s, 85 ms, 26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9982">
            <text:p>9982</text:p>
          </table:table-cell>
          <table:table-cell office:value-type="float" office:value="2966">
            <text:p>2966</text:p>
          </table:table-cell>
          <table:table-cell office:value-type="float" office:value="118285066970">
            <text:p>118285066970</text:p>
          </table:table-cell>
          <table:table-cell office:value-type="string">
            <text:p>0 h, 1 m, 58 s, 285 ms, 66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office:value-type="float" office:value="311">
            <text:p>311</text:p>
          </table:table-cell>
          <table:table-cell office:value-type="float" office:value="258">
            <text:p>258</text:p>
          </table:table-cell>
          <table:table-cell office:value-type="float" office:value="7224">
            <text:p>7224</text:p>
          </table:table-cell>
          <table:table-cell office:value-type="float" office:value="3323575565">
            <text:p>3323575565</text:p>
          </table:table-cell>
          <table:table-cell office:value-type="string">
            <text:p>0 h, 0 m, 3 s, 323 ms, 57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930">
            <text:p>1930</text:p>
          </table:table-cell>
          <table:table-cell office:value-type="float" office:value="20471654">
            <text:p>20471654</text:p>
          </table:table-cell>
          <table:table-cell office:value-type="string">
            <text:p>0 h, 0 m, 0 s, 20 ms, 471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6432">
            <text:p>6432</text:p>
          </table:table-cell>
          <table:table-cell office:value-type="float" office:value="14311398359">
            <text:p>14311398359</text:p>
          </table:table-cell>
          <table:table-cell office:value-type="string">
            <text:p>0 h, 0 m, 14 s, 311 ms, 39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23600">
            <text:p>1423600</text:p>
          </table:table-cell>
          <table:table-cell office:value-type="string">
            <text:p>0 h, 0 m, 0 s, 1 ms, 42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office:value-type="float" office:value="1924">
            <text:p>1924</text:p>
          </table:table-cell>
          <table:table-cell office:value-type="float" office:value="59174557">
            <text:p>59174557</text:p>
          </table:table-cell>
          <table:table-cell office:value-type="string">
            <text:p>0 h, 0 m, 0 s, 59 ms, 17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1774">
            <text:p>11774</text:p>
          </table:table-cell>
          <table:table-cell office:value-type="float" office:value="180">
            <text:p>180</text:p>
          </table:table-cell>
          <table:table-cell office:value-type="float" office:value="1584359350">
            <text:p>1584359350</text:p>
          </table:table-cell>
          <table:table-cell office:value-type="string">
            <text:p>0 h, 0 m, 1 s, 584 ms, 359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104">
            <text:p>4104</text:p>
          </table:table-cell>
          <table:table-cell office:value-type="float" office:value="1108556340">
            <text:p>1108556340</text:p>
          </table:table-cell>
          <table:table-cell office:value-type="string">
            <text:p>0 h, 0 m, 1 s, 108 ms, 556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6169">
            <text:p>356169</text:p>
          </table:table-cell>
          <table:table-cell office:value-type="string">
            <text:p>0 h, 0 m, 0 s, 0 ms, 356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9300">
            <text:p>9300</text:p>
          </table:table-cell>
          <table:table-cell office:value-type="float" office:value="4518040885">
            <text:p>4518040885</text:p>
          </table:table-cell>
          <table:table-cell office:value-type="string">
            <text:p>0 h, 0 m, 4 s, 518 ms, 40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101804">
            <text:p>92101804</text:p>
          </table:table-cell>
          <table:table-cell office:value-type="string">
            <text:p>0 h, 0 m, 0 s, 92 ms, 101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8056">
            <text:p>1508056</text:p>
          </table:table-cell>
          <table:table-cell office:value-type="string">
            <text:p>0 h, 0 m, 0 s, 1 ms, 508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6492280">
            <text:p>6492280</text:p>
          </table:table-cell>
          <table:table-cell office:value-type="string">
            <text:p>0 h, 0 m, 0 s, 6 ms, 492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89">
            <text:p>89</text:p>
          </table:table-cell>
          <table:table-cell office:value-type="float" office:value="2507">
            <text:p>2507</text:p>
          </table:table-cell>
          <table:table-cell office:value-type="float" office:value="41837743">
            <text:p>41837743</text:p>
          </table:table-cell>
          <table:table-cell office:value-type="string">
            <text:p>0 h, 0 m, 0 s, 41 ms, 83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office:value-type="float" office:value="985796846">
            <text:p>985796846</text:p>
          </table:table-cell>
          <table:table-cell office:value-type="string">
            <text:p>0 h, 0 m, 0 s, 985 ms, 796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347349">
            <text:p>2347349</text:p>
          </table:table-cell>
          <table:table-cell office:value-type="string">
            <text:p>0 h, 0 m, 0 s, 2 ms, 347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887">
            <text:p>887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816">
            <text:p>8816</text:p>
          </table:table-cell>
          <table:table-cell office:value-type="float" office:value="70810581444">
            <text:p>70810581444</text:p>
          </table:table-cell>
          <table:table-cell office:value-type="string">
            <text:p>0 h, 1 m, 10 s, 810 ms, 581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1774">
            <text:p>11774</text:p>
          </table:table-cell>
          <table:table-cell office:value-type="float" office:value="180">
            <text:p>180</text:p>
          </table:table-cell>
          <table:table-cell office:value-type="float" office:value="7221087116">
            <text:p>7221087116</text:p>
          </table:table-cell>
          <table:table-cell office:value-type="string">
            <text:p>0 h, 0 m, 7 s, 221 ms, 87µs</text:p>
          </table:table-cell>
        </table:table-row>
      </table:table>
      <table:table table:name="Genetic Algorithm (pop=20, Ngen=1000)" table:style-name="ta1">
        <table:table-column table:style-name="co3" table:number-columns-repeated="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8" table:number-rows-spanned="1">
            <text:p>Gen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1566">
            <text:p>2156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148668">
            <text:p>148668</text:p>
          </table:table-cell>
          <table:table-cell office:value-type="float" office:value="55306313934">
            <text:p>55306313934</text:p>
          </table:table-cell>
          <table:table-cell office:value-type="string">
            <text:p>0 h, 0 m, 55 s, 306 ms, 31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47536">
            <text:p>147536</text:p>
          </table:table-cell>
          <table:table-cell office:value-type="float" office:value="1409020183">
            <text:p>1409020183</text:p>
          </table:table-cell>
          <table:table-cell office:value-type="string">
            <text:p>0 h, 0 m, 1 s, 409 ms, 2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4783">
            <text:p>34783</text:p>
          </table:table-cell>
          <table:table-cell office:value-type="float" office:value="263448656">
            <text:p>263448656</text:p>
          </table:table-cell>
          <table:table-cell office:value-type="string">
            <text:p>0 h, 0 m, 0 s, 263 ms, 448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3574771">
            <text:p>73574771</text:p>
          </table:table-cell>
          <table:table-cell office:value-type="string">
            <text:p>0 h, 0 m, 0 s, 73 ms, 574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04">
            <text:p>70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56559">
            <text:p>256559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05058">
            <text:p>50505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44490">
            <text:p>144490</text:p>
          </table:table-cell>
          <table:table-cell office:value-type="float" office:value="3595724314">
            <text:p>3595724314</text:p>
          </table:table-cell>
          <table:table-cell office:value-type="string">
            <text:p>0 h, 0 m, 3 s, 595 ms, 72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898">
            <text:p>489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898">
            <text:p>489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204894">
            <text:p>204894</text:p>
          </table:table-cell>
          <table:table-cell office:value-type="float" office:value="17747865053">
            <text:p>17747865053</text:p>
          </table:table-cell>
          <table:table-cell office:value-type="string">
            <text:p>0 h, 0 m, 17 s, 747 ms, 86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61288">
            <text:p>26128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60433660">
            <text:p>60433660</text:p>
          </table:table-cell>
          <table:table-cell office:value-type="string">
            <text:p>0 h, 0 m, 0 s, 60 ms, 43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81">
            <text:p>81</text:p>
          </table:table-cell>
          <table:table-cell office:value-type="float" office:value="288161">
            <text:p>288161</text:p>
          </table:table-cell>
          <table:table-cell office:value-type="float" office:value="232094654778">
            <text:p>232094654778</text:p>
          </table:table-cell>
          <table:table-cell office:value-type="string">
            <text:p>0 h, 3 m, 52 s, 94 ms, 65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7598">
            <text:p>7759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87317582">
            <text:p>87317582</text:p>
          </table:table-cell>
          <table:table-cell office:value-type="string">
            <text:p>0 h, 0 m, 0 s, 87 ms, 317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42221">
            <text:p>142221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110126">
            <text:p>110126</text:p>
          </table:table-cell>
          <table:table-cell office:value-type="float" office:value="2309605109181">
            <text:p>2309605109181</text:p>
          </table:table-cell>
          <table:table-cell office:value-type="string">
            <text:p>0 h, 38 m, 29 s, 605 ms, 10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9864493">
            <text:p>219864493</text:p>
          </table:table-cell>
          <table:table-cell office:value-type="string">
            <text:p>0 h, 0 m, 0 s, 219 ms, 864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70205">
            <text:p>27020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325091">
            <text:p>325091</text:p>
          </table:table-cell>
          <table:table-cell office:value-type="float" office:value="8052671775">
            <text:p>8052671775</text:p>
          </table:table-cell>
          <table:table-cell office:value-type="string">
            <text:p>0 h, 0 m, 8 s, 52 ms, 67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207">
            <text:p>207</text:p>
          </table:table-cell>
          <table:table-cell office:value-type="float" office:value="213">
            <text:p>213</text:p>
          </table:table-cell>
          <table:table-cell office:value-type="float" office:value="326344575">
            <text:p>326344575</text:p>
          </table:table-cell>
          <table:table-cell office:value-type="string">
            <text:p>0 h, 0 m, 0 s, 326 ms, 344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office:value-type="float" office:value="1409">
            <text:p>1409</text:p>
          </table:table-cell>
          <table:table-cell office:value-type="float" office:value="138">
            <text:p>138</text:p>
          </table:table-cell>
          <table:table-cell office:value-type="float" office:value="253">
            <text:p>253</text:p>
          </table:table-cell>
          <table:table-cell office:value-type="float" office:value="762596940">
            <text:p>762596940</text:p>
          </table:table-cell>
          <table:table-cell office:value-type="string">
            <text:p>0 h, 0 m, 0 s, 762 ms, 596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25">
            <text:p>42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50693">
            <text:p>15069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968">
            <text:p>5968</text:p>
          </table:table-cell>
          <table:table-cell table:number-columns-repeated="2" office:value-type="float" office:value="-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3-12-30T02:29:04</dc:date>
    <dc:creator>diegoj </dc:creator>
    <meta:editing-duration>PT11H14M4S</meta:editing-duration>
    <meta:editing-cycles>16</meta:editing-cycles>
    <meta:generator>LibreOffice/3.5$Linux_X86_64 LibreOffice_project/350m1$Build-2</meta:generator>
    <meta:document-statistic meta:table-count="10" meta:cell-count="3722" meta:object-count="0"/>
  </office:meta>
</office:document-meta>
</file>